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1" style:num-suffix=".">
        <style:list-level-properties text:space-before="0.25in" text:min-label-width="0.25in"/>
      </text:list-level-style-number>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number text:level="1" text:style-name="Numbering_20_Symbols" style:num-format="1" text:start-value="1" style:num-suffix=".">
        <style:list-level-properties text:space-before="0.25in" text:min-label-width="0.25in"/>
      </text:list-level-style-number>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number text:level="1" text:style-name="Numbering_20_Symbols" style:num-format="1" text:start-value="1" style:num-suffix=".">
        <style:list-level-properties text:space-before="0.25in" text:min-label-width="0.25in"/>
      </text:list-level-style-number>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number text:level="1" text:style-name="Numbering_20_Symbols" style:num-format="1" text:start-value="5" style:num-suffix=".">
        <style:list-level-properties text:space-before="0.25in" text:min-label-width="0.25in"/>
      </text:list-level-style-number>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number text:level="1" text:style-name="Numbering_20_Symbols" style:num-format="1" text:start-value="1" style:num-suffix=".">
        <style:list-level-properties text:space-before="0.25in" text:min-label-width="0.25in"/>
      </text:list-level-style-number>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number text:level="1" text:style-name="Numbering_20_Symbols" style:num-format="1" text:start-value="1" style:num-suffix=".">
        <style:list-level-properties text:space-before="0.25in" text:min-label-width="0.25in"/>
      </text:list-level-style-number>
    </text:list-style>
    <text:list-style style:name="L78">
      <text:list-level-style-number text:level="1" text:style-name="Numbering_20_Symbols" style:num-format="1" text:start-value="1" style:num-suffix=".">
        <style:list-level-properties text:space-before="0.25in" text:min-label-width="0.25in"/>
      </text:list-level-style-number>
    </text:list-style>
    <text:list-style style:name="L79">
      <text:list-level-style-number text:level="1" text:style-name="Numbering_20_Symbols" style:num-format="1" text:start-value="1" style:num-suffix=".">
        <style:list-level-properties text:space-before="0.25in" text:min-label-width="0.25in"/>
      </text:list-level-style-number>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number text:level="1" text:style-name="Numbering_20_Symbols" style:num-format="1" text:start-value="1" style:num-suffix=".">
        <style:list-level-properties text:space-before="0.25in" text:min-label-width="0.25in"/>
      </text:list-level-style-number>
    </text:list-style>
    <text:list-style style:name="L83">
      <text:list-level-style-number text:level="1" text:style-name="Numbering_20_Symbols" style:num-format="1" text:start-value="1" style:num-suffix=".">
        <style:list-level-properties text:space-before="0.25in" text:min-label-width="0.25in"/>
      </text:list-level-style-number>
    </text:list-style>
    <text:list-style style:name="L84">
      <text:list-level-style-number text:level="1" text:style-name="Numbering_20_Symbols" style:num-format="1" text:start-value="1" style:num-suffix=".">
        <style:list-level-properties text:space-before="0.25in" text:min-label-width="0.25in"/>
      </text:list-level-style-number>
    </text:list-style>
    <text:list-style style:name="L85">
      <text:list-level-style-number text:level="1" text:style-name="Numbering_20_Symbols" style:num-format="1" text:start-value="1" style:num-suffix=".">
        <style:list-level-properties text:space-before="0.25in" text:min-label-width="0.25in"/>
      </text:list-level-style-number>
    </text:list-style>
    <text:list-style style:name="L86">
      <text:list-level-style-number text:level="1" text:style-name="Numbering_20_Symbols" style:num-format="1" text:start-value="1" style:num-suffix=".">
        <style:list-level-properties text:space-before="0.25in" text:min-label-width="0.25in"/>
      </text:list-level-style-number>
    </text:list-style>
    <text:list-style style:name="L87">
      <text:list-level-style-number text:level="1" text:style-name="Numbering_20_Symbols" style:num-format="1" text:start-value="1" style:num-suffix=".">
        <style:list-level-properties text:space-before="0.25in" text:min-label-width="0.25in"/>
      </text:list-level-style-number>
    </text:list-style>
    <text:list-style style:name="L88">
      <text:list-level-style-number text:level="1" text:style-name="Numbering_20_Symbols" style:num-format="1" text:start-value="1" style:num-suffix=".">
        <style:list-level-properties text:space-before="0.25in" text:min-label-width="0.25in"/>
      </text:list-level-style-number>
    </text:list-style>
    <text:list-style style:name="L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number text:level="1" text:style-name="Numbering_20_Symbols" style:num-format="1" text:start-value="1" style:num-suffix=".">
        <style:list-level-properties text:space-before="0.25in" text:min-label-width="0.25in"/>
      </text:list-level-style-number>
    </text:list-style>
    <text:list-style style:name="L91">
      <text:list-level-style-number text:level="1" text:style-name="Numbering_20_Symbols" style:num-format="1" text:start-value="1" style:num-suffix=".">
        <style:list-level-properties text:space-before="0.25in" text:min-label-width="0.25in"/>
      </text:list-level-style-number>
    </text:list-style>
    <text:list-style style:name="L92">
      <text:list-level-style-number text:level="1" text:style-name="Numbering_20_Symbols" style:num-format="1" text:start-value="1" style:num-suffix=".">
        <style:list-level-properties text:space-before="0.25in" text:min-label-width="0.25in"/>
      </text:list-level-style-number>
    </text:list-style>
    <text:list-style style:name="L9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weight="bold" style:font-weight-asian="bold" style:font-weight-complex="bold"/>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Text_20_body" style:list-style-name="L63">
      <style:paragraph-properties fo:margin-top="0in" fo:margin-bottom="0in"/>
    </style:style>
    <style:style style:name="P70" style:family="paragraph" style:parent-style-name="Text_20_body" style:list-style-name="L64">
      <style:paragraph-properties fo:margin-top="0in" fo:margin-bottom="0in"/>
    </style:style>
    <style:style style:name="P71" style:family="paragraph" style:parent-style-name="Text_20_body" style:list-style-name="L65">
      <style:paragraph-properties fo:margin-top="0in" fo:margin-bottom="0in"/>
    </style:style>
    <style:style style:name="P72" style:family="paragraph" style:parent-style-name="Text_20_body" style:list-style-name="L66">
      <style:paragraph-properties fo:margin-top="0in" fo:margin-bottom="0in"/>
    </style:style>
    <style:style style:name="P73" style:family="paragraph" style:parent-style-name="Text_20_body" style:list-style-name="L67">
      <style:paragraph-properties fo:margin-top="0in" fo:margin-bottom="0in"/>
    </style:style>
    <style:style style:name="P74" style:family="paragraph" style:parent-style-name="Text_20_body" style:list-style-name="L68">
    </style:style>
    <style:style style:name="P75" style:family="paragraph" style:parent-style-name="Text_20_body" style:list-style-name="L69">
    </style:style>
    <style:style style:name="P76" style:family="paragraph" style:parent-style-name="Text_20_body" style:list-style-name="L70">
      <style:paragraph-properties fo:margin-top="0in" fo:margin-bottom="0in"/>
    </style:style>
    <style:style style:name="P77" style:family="paragraph" style:parent-style-name="Text_20_body" style:list-style-name="L71">
      <style:paragraph-properties fo:margin-top="0in" fo:margin-bottom="0in"/>
    </style:style>
    <style:style style:name="P78" style:family="paragraph" style:parent-style-name="Text_20_body" style:list-style-name="L72">
      <style:paragraph-properties fo:margin-top="0in" fo:margin-bottom="0in"/>
    </style:style>
    <style:style style:name="P79" style:family="paragraph" style:parent-style-name="Text_20_body" style:list-style-name="L73">
      <style:paragraph-properties fo:margin-top="0in" fo:margin-bottom="0in"/>
    </style:style>
    <style:style style:name="P80" style:family="paragraph" style:parent-style-name="Text_20_body" style:list-style-name="L74">
      <style:paragraph-properties fo:margin-top="0in" fo:margin-bottom="0in"/>
    </style:style>
    <style:style style:name="P81" style:family="paragraph" style:parent-style-name="Text_20_body" style:list-style-name="L75">
      <style:paragraph-properties fo:margin-top="0in" fo:margin-bottom="0in"/>
    </style:style>
    <style:style style:name="P82" style:family="paragraph" style:parent-style-name="Text_20_body" style:list-style-name="L76">
      <style:paragraph-properties fo:margin-top="0in" fo:margin-bottom="0in"/>
    </style:style>
    <style:style style:name="P83" style:family="paragraph" style:parent-style-name="Text_20_body" style:list-style-name="L77">
      <style:paragraph-properties fo:margin-top="0in" fo:margin-bottom="0in"/>
    </style:style>
    <style:style style:name="P84" style:family="paragraph" style:parent-style-name="Text_20_body" style:list-style-name="L78">
      <style:paragraph-properties fo:margin-top="0in" fo:margin-bottom="0in"/>
    </style:style>
    <style:style style:name="P85" style:family="paragraph" style:parent-style-name="Text_20_body" style:list-style-name="L79">
      <style:paragraph-properties fo:margin-top="0in" fo:margin-bottom="0in"/>
    </style:style>
    <style:style style:name="P86" style:family="paragraph" style:parent-style-name="Text_20_body" style:list-style-name="L80">
      <style:paragraph-properties fo:margin-top="0in" fo:margin-bottom="0in"/>
    </style:style>
    <style:style style:name="P87" style:family="paragraph" style:parent-style-name="Text_20_body" style:list-style-name="L81">
      <style:paragraph-properties fo:margin-top="0in" fo:margin-bottom="0in"/>
    </style:style>
    <style:style style:name="P88" style:family="paragraph" style:parent-style-name="Text_20_body" style:list-style-name="L82">
      <style:paragraph-properties fo:margin-top="0in" fo:margin-bottom="0in"/>
    </style:style>
    <style:style style:name="P89" style:family="paragraph" style:parent-style-name="Text_20_body" style:list-style-name="L83">
      <style:paragraph-properties fo:margin-top="0in" fo:margin-bottom="0in"/>
    </style:style>
    <style:style style:name="P90" style:family="paragraph" style:parent-style-name="Text_20_body" style:list-style-name="L84">
      <style:paragraph-properties fo:margin-top="0in" fo:margin-bottom="0in"/>
    </style:style>
    <style:style style:name="P91" style:family="paragraph" style:parent-style-name="Text_20_body" style:list-style-name="L85">
      <style:paragraph-properties fo:margin-top="0in" fo:margin-bottom="0in"/>
    </style:style>
    <style:style style:name="P92" style:family="paragraph" style:parent-style-name="Text_20_body" style:list-style-name="L86">
      <style:paragraph-properties fo:margin-top="0in" fo:margin-bottom="0in"/>
    </style:style>
    <style:style style:name="P93" style:family="paragraph" style:parent-style-name="Text_20_body" style:list-style-name="L87">
      <style:paragraph-properties fo:margin-top="0in" fo:margin-bottom="0in"/>
    </style:style>
    <style:style style:name="P94" style:family="paragraph" style:parent-style-name="Text_20_body" style:list-style-name="L88">
      <style:paragraph-properties fo:margin-top="0in" fo:margin-bottom="0in"/>
    </style:style>
    <style:style style:name="P95" style:family="paragraph" style:parent-style-name="Text_20_body" style:list-style-name="L89">
      <style:paragraph-properties fo:margin-top="0in" fo:margin-bottom="0in"/>
    </style:style>
    <style:style style:name="P96" style:family="paragraph" style:parent-style-name="Text_20_body" style:list-style-name="L90">
      <style:paragraph-properties fo:margin-top="0in" fo:margin-bottom="0in"/>
    </style:style>
    <style:style style:name="P97" style:family="paragraph" style:parent-style-name="Text_20_body" style:list-style-name="L91">
      <style:paragraph-properties fo:margin-top="0in" fo:margin-bottom="0in"/>
    </style:style>
    <style:style style:name="P98" style:family="paragraph" style:parent-style-name="Text_20_body" style:list-style-name="L92">
      <style:paragraph-properties fo:margin-top="0in" fo:margin-bottom="0in"/>
    </style:style>
    <style:style style:name="P99" style:family="paragraph" style:parent-style-name="Text_20_body" style:list-style-name="L9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F"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6.F"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7.F"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8.E" style:family="table-column"/>
    <style:style style:name="Table18.F"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19.F"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D" style:family="table-column"/>
    <style:style style:name="Table22.E" style:family="table-column"/>
    <style:style style:name="Table22.F"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C" style:family="table-column"/>
    <style:style style:name="Table24.D" style:family="table-column"/>
    <style:style style:name="Table24.E" style:family="table-column"/>
    <style:style style:name="Table24.F" style:family="table-column"/>
    <style:style style:name="Table24.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P3">hard to say</text:p>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2" text:outline-level="2">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h text:style-name="Heading_20_2" text:outline-level="2">Let us be more specific. Please tell me how many years did you study at the following institutions? Did you complete the education by receiving a diploma or a degree?</text:h>
      <text:list text:style-name="L6">
        <text:list-item>
          <text:p text:style-name="P6">Institution Studied at:</text:p>
        </text:list-item>
        <text:list-item>
          <text:p text:style-name="P6">Never studied at:<text:line-break/></text:p>
        </text:list-item>
        <text:list-item>
          <text:p text:style-name="P6">Duration of study in years:</text:p>
        </text:list-item>
      </text:list>
      <text:p text:style-name="First_20_paragraph"><text:span text:style-name="T93">scale:</text:span></text:p>
      <table:table table:name="Table3" table:style-name="Table3">
        <table:table-column table:style-name="Table3.A"/>
        <table:table-column table:style-name="Table3.B"/>
        <table:table-header-rows>
          <table:table-row>
            <table:table-cell table:style-name="Table3.A1" office:value-type="string">
              <text:p text:style-name="Table_20_Heading">Yes</text:p>
            </table:table-cell>
            <table:table-cell table:style-name="Table3.A1" office:value-type="string">
              <text:p text:style-name="Table_20_Heading">No</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row>
      </table:table>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is your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2" text:outline-level="2">Are you employed at present?</text:h>
      <text:list text:style-name="L10">
        <text:list-item>
          <text:p text:style-name="P10">Yes</text:p>
        </text:list-item>
        <text:list-item>
          <text:p text:style-name="P10">No</text:p>
        </text:list-item>
      </text:list>
      <text:h text:style-name="Heading_20_2" text:outline-level="2">Why are you not employed now?</text:h>
      <text:list text:style-name="L11">
        <text:list-item>
          <text:p text:style-name="P11">Retired because of age, or work duration [go to question XX]</text:p>
        </text:list-item>
        <text:list-item>
          <text:p text:style-name="P11">Retired because of invalid status [go to question XX]</text:p>
        </text:list-item>
        <text:list-item>
          <text:p text:style-name="P11">Maternity leave [go to question XX]</text:p>
        </text:list-item>
        <text:list-item>
          <text:p text:style-name="P11">Long leave without salary payments [go to question XX]</text:p>
        </text:list-item>
        <text:list-item>
          <text:p text:style-name="P11">Unemployed [go to question XX]</text:p>
        </text:list-item>
        <text:list-item>
          <text:p text:style-name="P11">Housewife [go to question XX]</text:p>
        </text:list-item>
        <text:list-item>
          <text:p text:style-name="P11">Student [go to question XX]</text:p>
        </text:list-item>
        <text:list-item>
          <text:p text:style-name="P11">Other reason [go to question XX]</text:p>
        </text:list-item>
      </text:list>
      <text:h text:style-name="Heading_20_2" text:outline-level="2">What is your way of employment? Do you work in an organization or are you self-employed?</text:h>
      <text:list text:style-name="L12">
        <text:list-item>
          <text:p text:style-name="P12">Work in an organization</text:p>
        </text:list-item>
        <text:list-item>
          <text:p text:style-name="P12">Self-employed</text:p>
        </text:list-item>
      </text:list>
      <text:h text:style-name="Heading_20_2" text:outline-level="2">What was your first job? What was occupation and position on your workplace?</text:h>
      <text:list text:style-name="L13">
        <text:list-item>
          <text:p text:style-name="Horizontal_20_Line"/>
        </text:list-item>
        <text:list-item>
          <text:p text:style-name="Horizontal_20_Line"/>
        </text:list-item>
        <text:list-item>
          <text:p text:style-name="Horizontal_20_Line"/>
        </text:list-item>
      </text:list>
      <text:h text:style-name="Heading_20_2" text:outline-level="2">In what branch of industry did you work then?</text:h>
      <text:list text:style-name="L14">
        <text:list-item>
          <text:p text:style-name="P14">Extracting industry, for instance coal or oil extracting industries</text:p>
        </text:list-item>
        <text:list-item>
          <text:p text:style-name="P14">Processing industries, for instance, machine building</text:p>
        </text:list-item>
        <text:list-item>
          <text:p text:style-name="P14">Power production, for instance, a power station 4.Transport, for instance railways or civil aviation..</text:p>
        </text:list-item>
        <text:list-item>
          <text:p text:style-name="P14">Communications, for instance, a telephone station</text:p>
        </text:list-item>
        <text:list-item>
          <text:p text:style-name="P14">Construction</text:p>
        </text:list-item>
        <text:list-item>
          <text:p text:style-name="P14">Agriculture</text:p>
        </text:list-item>
        <text:list-item>
          <text:p text:style-name="P14">Forestry</text:p>
        </text:list-item>
        <text:list-item>
          <text:p text:style-name="P14">Finances, for instance, a bank or an insurance company</text:p>
        </text:list-item>
        <text:list-item>
          <text:p text:style-name="P14">Trade including retail and whole sale</text:p>
        </text:list-item>
        <text:list-item>
          <text:p text:style-name="P14">Services or catering, for instance, laundry, cleaning or repair services</text:p>
        </text:list-item>
        <text:list-item>
          <text:p text:style-name="P14">Communal or municipal services, for instance, street cleaning</text:p>
        </text:list-item>
        <text:list-item>
          <text:p text:style-name="P14">Education, for instance a school or a university</text:p>
        </text:list-item>
        <text:list-item>
          <text:p text:style-name="P14">Health care, for instance, a clinic or a hospital</text:p>
        </text:list-item>
        <text:list-item>
          <text:p text:style-name="P14">Science, research and development, for instance a research institute</text:p>
        </text:list-item>
        <text:list-item>
          <text:p text:style-name="P14">Leisure and entertainment, for instance a library or a movie house</text:p>
        </text:list-item>
        <text:list-item>
          <text:p text:style-name="P14">Mass media – papers, magazines, radio, TV</text:p>
        </text:list-item>
        <text:list-item>
          <text:p text:style-name="P14">State or municipal government</text:p>
        </text:list-item>
        <text:list-item>
          <text:p text:style-name="P14">Public organization, for instance, trade unions.</text:p>
        </text:list-item>
        <text:list-item>
          <text:p text:style-name="P14">Army</text:p>
        </text:list-item>
        <text:list-item>
          <text:p text:style-name="P14">Law enforcement</text:p>
        </text:list-item>
        <text:list-item>
          <text:p text:style-name="P14">IT, Computer technology</text:p>
        </text:list-item>
        <text:list-item>
          <text:p text:style-name="P14">Other.</text:p>
        </text:list-item>
      </text:list>
      <text:h text:style-name="Heading_20_2" text:outline-level="2">How did you find your first job?</text:h>
      <text:list text:style-name="L15">
        <text:list-item>
          <text:p text:style-name="P15">Read the company advertisement</text:p>
        </text:list-item>
        <text:list-item>
          <text:p text:style-name="P15">Read about it in the paper</text:p>
        </text:list-item>
        <text:list-item>
          <text:p text:style-name="P15">Through the Internet</text:p>
        </text:list-item>
        <text:list-item>
          <text:p text:style-name="P15">Friends and relatives helped me</text:p>
        </text:list-item>
        <text:list-item>
          <text:p text:style-name="P15">Through an employment agency</text:p>
        </text:list-item>
        <text:list-item>
          <text:p text:style-name="P15">My school distributed me to it</text:p>
        </text:list-item>
        <text:list-item>
          <text:p text:style-name="P15">My employer found me</text:p>
        </text:list-item>
        <text:list-item>
          <text:p text:style-name="P15">I myself created this workplace</text:p>
        </text:list-item>
        <text:list-item>
          <text:p text:style-name="P15">Randomly offered my services to possible employers</text:p>
        </text:list-item>
        <text:list-item>
          <text:p text:style-name="P15">Other</text:p>
        </text:list-item>
      </text:list>
      <text:h text:style-name="Heading_20_2" text:outline-level="2">What is your main occupation at present? Characterize in a most detailed form your specialty and work position.</text:h>
      <text:list text:style-name="L16">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7">
        <text:list-item>
          <text:p text:style-name="P17">Extraction industry , for instance coal mining or oil extraction</text:p>
        </text:list-item>
        <text:list-item>
          <text:p text:style-name="P17">Processing industry, for instance machine building</text:p>
        </text:list-item>
        <text:list-item>
          <text:p text:style-name="P17">Power production, for instance power station</text:p>
        </text:list-item>
        <text:list-item>
          <text:p text:style-name="P17">Transportation for instance railway or air carrier</text:p>
        </text:list-item>
        <text:list-item>
          <text:p text:style-name="P17">Communication, for instance post office, or telephone station</text:p>
        </text:list-item>
        <text:list-item>
          <text:p text:style-name="P17">Construction</text:p>
        </text:list-item>
        <text:list-item>
          <text:p text:style-name="P17">Agriculture, for instance a kolhoz or an agricultural cooperative 8.Forestry, for instance forest industrial enterprise</text:p>
        </text:list-item>
        <text:list-item>
          <text:p text:style-name="P17">Finances, credit or insurance, for instance banking</text:p>
        </text:list-item>
        <text:list-item>
          <text:p text:style-name="P17">Trade including wholesale or retail</text:p>
        </text:list-item>
        <text:list-item>
          <text:p text:style-name="P17">Services, for instance laundery, repairs</text:p>
        </text:list-item>
        <text:list-item>
          <text:p text:style-name="P17">Communal services, for instance lLocal service office</text:p>
        </text:list-item>
        <text:list-item>
          <text:p text:style-name="P17">Education, for instance a school or an institute</text:p>
        </text:list-item>
        <text:list-item>
          <text:p text:style-name="P17">Health care, for instance a clinic or a hospital</text:p>
        </text:list-item>
        <text:list-item>
          <text:p text:style-name="P17">Science or scientific logistics, for instance a scientific institute</text:p>
        </text:list-item>
        <text:list-item>
          <text:p text:style-name="P17">Culture or leisure provision, for instance a library or a movie house</text:p>
        </text:list-item>
        <text:list-item>
          <text:p text:style-name="P17">Mass media, for instance a newspapaer or a radio</text:p>
        </text:list-item>
        <text:list-item>
          <text:p text:style-name="P17">IT communications and it industry 19, State or municipal offices</text:p>
        </text:list-item>
        <text:list-item>
          <text:p text:style-name="P17">State on the regional level and state. What kind of public sector organization we are working on.</text:p>
        </text:list-item>
        <text:list-item>
          <text:p text:style-name="P17">Public organization, for instance trade unions</text:p>
        </text:list-item>
        <text:list-item>
          <text:p text:style-name="P17">Army or</text:p>
        </text:list-item>
        <text:list-item>
          <text:p text:style-name="P17">law enforcement</text:p>
        </text:list-item>
        <text:list-item>
          <text:p text:style-name="P17">judicial system.</text:p>
        </text:list-item>
        <text:list-item>
          <text:p text:style-name="P17">other</text:p>
        </text:list-item>
      </text:list>
      <text:h text:style-name="Heading_20_2" text:outline-level="2">What is the occupation of your spouse? Characterize her main job in as many details as possible Not necessary??</text:h>
      <text:list text:style-name="L18">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19">
        <text:list-item>
          <text:p text:style-name="P19">Extraction industry , for instance coal mining or oil extraction</text:p>
        </text:list-item>
        <text:list-item>
          <text:p text:style-name="P19">Processing industry, for instance machine building</text:p>
        </text:list-item>
        <text:list-item>
          <text:p text:style-name="P19">Power production, for instance power station</text:p>
        </text:list-item>
        <text:list-item>
          <text:p text:style-name="P19">Transportation for instance railway or air carrier</text:p>
        </text:list-item>
        <text:list-item>
          <text:p text:style-name="P19">Communication, for instance post office, or telephone station</text:p>
        </text:list-item>
        <text:list-item>
          <text:p text:style-name="P19">Construction</text:p>
        </text:list-item>
        <text:list-item>
          <text:p text:style-name="P19">Agriculture, for instance a kolhoz or an agricultural cooperative 8.Forestry, for instance forest industrial enterprise</text:p>
        </text:list-item>
        <text:list-item>
          <text:p text:style-name="P19">Finances, credit or insurance, for instance banking</text:p>
        </text:list-item>
        <text:list-item>
          <text:p text:style-name="P19">Trade including wholesale or retail</text:p>
        </text:list-item>
        <text:list-item>
          <text:p text:style-name="P19">Services, for instance laundery, repairs</text:p>
        </text:list-item>
        <text:list-item>
          <text:p text:style-name="P19">Communal services, for instance lLocal service office</text:p>
        </text:list-item>
        <text:list-item>
          <text:p text:style-name="P19">Education, for instance a school or an institute</text:p>
        </text:list-item>
        <text:list-item>
          <text:p text:style-name="P19">Health care, for instance a clinic or a hospital</text:p>
        </text:list-item>
        <text:list-item>
          <text:p text:style-name="P19">Science or scientific logistics, for instance a scientific institute</text:p>
        </text:list-item>
        <text:list-item>
          <text:p text:style-name="P19">Culture or leisure provision, for instance a library or a movie house</text:p>
        </text:list-item>
        <text:list-item>
          <text:p text:style-name="P19">Mass media, for instance a newspapaer or a radio</text:p>
        </text:list-item>
        <text:list-item>
          <text:p text:style-name="P19">IT communications and it industry 19, State or municipal offices</text:p>
        </text:list-item>
        <text:list-item>
          <text:p text:style-name="P19">State on the regional level and state. What kind of public sector organization we are working on.</text:p>
        </text:list-item>
        <text:list-item>
          <text:p text:style-name="P19">Public organization, for instance trade unions</text:p>
        </text:list-item>
        <text:list-item>
          <text:p text:style-name="P19">Army or</text:p>
        </text:list-item>
        <text:list-item>
          <text:p text:style-name="P19">law enforcement</text:p>
        </text:list-item>
        <text:list-item>
          <text:p text:style-name="P19">judicial system.</text:p>
        </text:list-item>
        <text:list-item>
          <text:p text:style-name="P19">other</text:p>
        </text:list-item>
      </text:list>
      <text:h text:style-name="Heading_20_2" text:outline-level="2">How did you get this job?</text:h>
      <text:list text:style-name="L20">
        <text:list-item>
          <text:p text:style-name="P20">Appointed by the higher-ups</text:p>
        </text:list-item>
        <text:list-item>
          <text:p text:style-name="P20">Found through an employment agency</text:p>
        </text:list-item>
        <text:list-item>
          <text:p text:style-name="P20">Offered services to various organizations</text:p>
        </text:list-item>
        <text:list-item>
          <text:p text:style-name="P20">Relatives or friends helped me</text:p>
        </text:list-item>
        <text:list-item>
          <text:p text:style-name="P20">Employer found me</text:p>
        </text:list-item>
        <text:list-item>
          <text:p text:style-name="P20">Responded to an ad in a newspaper or a magazine</text:p>
        </text:list-item>
        <text:list-item>
          <text:p text:style-name="P20">Created the job myself</text:p>
        </text:list-item>
        <text:list-item>
          <text:p text:style-name="P20">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21">
        <text:list-item>
          <text:p text:style-name="P21">Permanently employed</text:p>
        </text:list-item>
        <text:list-item>
          <text:p text:style-name="P21">Working on a contract</text:p>
        </text:list-item>
        <text:list-item>
          <text:p text:style-name="P21">Oral agreement</text:p>
        </text:list-item>
        <text:list-item>
          <text:p text:style-name="P21">One time job</text:p>
        </text:list-item>
        <text:list-item>
          <text:p text:style-name="P21">not relevant</text:p>
        </text:list-item>
        <text:list-item>
          <text:p text:style-name="P21">Hard to say</text:p>
        </text:list-item>
      </text:list>
      <text:h text:style-name="Heading_20_2" text:outline-level="2">Have you gotten any retraining?</text:h>
      <text:list text:style-name="L22">
        <text:list-item>
          <text:p text:style-name="Horizontal_20_Line"/>
        </text:list-item>
        <text:list-item>
          <text:p text:style-name="Horizontal_20_Line"/>
        </text:list-item>
        <text:list-item>
          <text:p text:style-name="Horizontal_20_Line"/>
        </text:list-item>
      </text:list>
      <text:h text:style-name="Heading_20_2" text:outline-level="2">Now a few words about the organizations where you are currently working. What kind of organization is it? A state, public, private-individual or joint stock company?</text:h>
      <text:list text:style-name="L23">
        <text:list-item>
          <text:p text:style-name="P23">State</text:p>
        </text:list-item>
        <text:list-item>
          <text:p text:style-name="P23">Private</text:p>
        </text:list-item>
        <text:list-item>
          <text:p text:style-name="P23">Foreign company</text:p>
        </text:list-item>
        <text:list-item>
          <text:p text:style-name="P23">other</text:p>
        </text:list-item>
        <text:list-item>
          <text:p text:style-name="P23">not relevant</text:p>
        </text:list-item>
        <text:list-item>
          <text:p text:style-name="P23">Hard to say</text:p>
        </text:list-item>
      </text:list>
      <text:h text:style-name="Heading_20_2" text:outline-level="2">How many people does it employ including those who work all of its affiliations? If you cannot say exactly, just make a guess.</text:h>
      <text:list text:style-name="L24">
        <text:list-item>
          <text:p text:style-name="P24">employees</text:p>
        </text:list-item>
        <text:list-item>
          <text:p text:style-name="P24">hard to say 00000</text:p>
        </text:list-item>
      </text:list>
      <text:h text:style-name="Heading_20_1" text:outline-level="1">Self-employment</text:h>
      <text:h text:style-name="Heading_20_2" text:outline-level="2">Why are you self-employed?</text:h>
      <text:list text:style-name="L25">
        <text:list-item>
          <text:p text:style-name="P25">Personal independence</text:p>
        </text:list-item>
        <text:list-item>
          <text:p text:style-name="P25">Freedom to choose time and place for work</text:p>
        </text:list-item>
        <text:list-item>
          <text:p text:style-name="P25">Chance to use my skills and abilities</text:p>
        </text:list-item>
        <text:list-item>
          <text:p text:style-name="P25">Better incomes</text:p>
        </text:list-item>
        <text:list-item>
          <text:p text:style-name="P25">Lack of alternative employment</text:p>
        </text:list-item>
        <text:list-item>
          <text:p text:style-name="P25">Good prospects for business</text:p>
        </text:list-item>
      </text:list>
      <text:h text:style-name="Heading_20_2" text:outline-level="2">How many persons work in Your enterprise, in addition to You?</text:h>
      <text:list text:style-name="L26">
        <text:list-item>
          <text:p text:style-name="P26">___ persons</text:p>
        </text:list-item>
      </text:list>
      <text:h text:style-name="Heading_20_2" text:outline-level="2">Do you have a second job? –Is this relevant when there is no continuation as to industry of the job or other features?.</text:h>
      <text:list text:style-name="L27">
        <text:list-item>
          <text:p text:style-name="P27">Yes</text:p>
        </text:list-item>
        <text:list-item>
          <text:p text:style-name="P27">No</text:p>
        </text:list-item>
      </text:list>
      <text:h text:style-name="Heading_20_2" text:outline-level="2">What is the branch of economy of your second job?</text:h>
      <text:list text:style-name="L28">
        <text:list-item>
          <text:p text:style-name="P28">Extraction industry , for instance coal mining or oil extraction</text:p>
        </text:list-item>
        <text:list-item>
          <text:p text:style-name="P28">Processing industry, for instance machine building</text:p>
        </text:list-item>
        <text:list-item>
          <text:p text:style-name="P28">Power production, for instance power station</text:p>
        </text:list-item>
        <text:list-item>
          <text:p text:style-name="P28">Transportation for instance railway or air carrier</text:p>
        </text:list-item>
        <text:list-item>
          <text:p text:style-name="P28">Communication, for instance post office, or telephone station</text:p>
        </text:list-item>
        <text:list-item>
          <text:p text:style-name="P28">Construction</text:p>
        </text:list-item>
        <text:list-item>
          <text:p text:style-name="P28">Agriculture, for instance a kolhoz or an agricultural cooperative 8.Forestry, for instance forest industrial enterprise</text:p>
        </text:list-item>
        <text:list-item>
          <text:p text:style-name="P28">Finances, credit or insurance, for instance banking</text:p>
        </text:list-item>
        <text:list-item>
          <text:p text:style-name="P28">Trade including wholesale or retail</text:p>
        </text:list-item>
        <text:list-item>
          <text:p text:style-name="P28">Services, for instance laundery, repairs</text:p>
        </text:list-item>
        <text:list-item>
          <text:p text:style-name="P28">Communal services, for instance lLocal service office</text:p>
        </text:list-item>
        <text:list-item>
          <text:p text:style-name="P28">Education, for instance a school or an institute</text:p>
        </text:list-item>
        <text:list-item>
          <text:p text:style-name="P28">Health care, for instance a clinic or a hospital</text:p>
        </text:list-item>
        <text:list-item>
          <text:p text:style-name="P28">Science or scientific logistics, for instance a scientific institute</text:p>
        </text:list-item>
        <text:list-item>
          <text:p text:style-name="P28">Culture or leisure provision, for instance a library or a movie house</text:p>
        </text:list-item>
        <text:list-item>
          <text:p text:style-name="P28">Mass media, for instance a newspapaer or a radio</text:p>
        </text:list-item>
        <text:list-item>
          <text:p text:style-name="P28">IT communications and it industry 19, State or municipal offices</text:p>
        </text:list-item>
        <text:list-item>
          <text:p text:style-name="P28">State on the regional level and state. What kind of public sector organization we are working on.</text:p>
        </text:list-item>
        <text:list-item>
          <text:p text:style-name="P28">Public organization, for instance trade unions</text:p>
        </text:list-item>
        <text:list-item>
          <text:p text:style-name="P28">Army or</text:p>
        </text:list-item>
        <text:list-item>
          <text:p text:style-name="P28">law enforcement</text:p>
        </text:list-item>
        <text:list-item>
          <text:p text:style-name="P28">judicial system.</text:p>
        </text:list-item>
        <text:list-item>
          <text:p text:style-name="P28">other</text:p>
        </text:list-item>
      </text:list>
      <text:h text:style-name="Heading_20_1" text:outline-level="1">Work autonomy</text:h>
      <text:h text:style-name="Heading_20_2" text:outline-level="2">Does your job allow you to independently decide what to do and how, implement your idea?</text:h>
      <text:list text:style-name="L29">
        <text:list-item>
          <text:p text:style-name="P29">Yes</text:p>
        </text:list-item>
        <text:list-item>
          <text:p text:style-name="P29">No</text:p>
        </text:list-item>
        <text:list-item>
          <text:p text:style-name="P29">hard to say 9</text:p>
        </text:list-item>
      </text:list>
      <text:h text:style-name="Heading_20_2" text:outline-level="2">To what extent can you determine the nature of the product or a service that you produce?</text:h>
      <text:list text:style-name="L30">
        <text:list-item>
          <text:p text:style-name="P30">To a great extent 3</text:p>
        </text:list-item>
        <text:list-item>
          <text:p text:style-name="P30">Partially yes, partially no 2</text:p>
        </text:list-item>
        <text:list-item>
          <text:p text:style-name="P30">To a small extent 1</text:p>
        </text:list-item>
        <text:list-item>
          <text:p text:style-name="P30">hard to say 9</text:p>
        </text:list-item>
      </text:list>
      <text:h text:style-name="Heading_20_2" text:outline-level="2">How many hours do you work weekly on the major job?</text:h>
      <text:list text:style-name="L31">
        <text:list-item>
          <text:p text:style-name="P31">____ hours</text:p>
        </text:list-item>
      </text:list>
      <text:h text:style-name="Heading_20_2" text:outline-level="2">To what extent can you determine the pace and time of your work?</text:h>
      <text:list text:style-name="L32">
        <text:list-item>
          <text:p text:style-name="P32">To a great extent 3</text:p>
        </text:list-item>
        <text:list-item>
          <text:p text:style-name="P32">Partially yes, partially no 2</text:p>
        </text:list-item>
        <text:list-item>
          <text:p text:style-name="P32">To a small extent 1</text:p>
        </text:list-item>
        <text:list-item>
          <text:p text:style-name="P32">Hard to say 9</text:p>
        </text:list-item>
      </text:list>
      <text:h text:style-name="Heading_20_2" text:outline-level="2">While doing your job, do you often get physically tired?</text:h>
      <text:list text:style-name="L33">
        <text:list-item>
          <text:p text:style-name="P33">Almost always 5</text:p>
        </text:list-item>
        <text:list-item>
          <text:p text:style-name="P33">Often 4</text:p>
        </text:list-item>
        <text:list-item>
          <text:p text:style-name="P33">Sometimes 3</text:p>
        </text:list-item>
        <text:list-item>
          <text:p text:style-name="P33">Seldom 2</text:p>
        </text:list-item>
        <text:list-item>
          <text:p text:style-name="P33">Never 1</text:p>
        </text:list-item>
        <text:list-item>
          <text:p text:style-name="P33">Hard to say</text:p>
        </text:list-item>
      </text:list>
      <text:h text:style-name="Heading_20_2" text:outline-level="2">In your job, how often do you get mentally tired?</text:h>
      <text:list text:style-name="L34">
        <text:list-item>
          <text:p text:style-name="P34">Almost always 5</text:p>
        </text:list-item>
        <text:list-item>
          <text:p text:style-name="P34">Often 4</text:p>
        </text:list-item>
        <text:list-item>
          <text:p text:style-name="P34">Sometimes 3</text:p>
        </text:list-item>
        <text:list-item>
          <text:p text:style-name="P34">Seldom 2</text:p>
        </text:list-item>
        <text:list-item>
          <text:p text:style-name="P34">Never 1</text:p>
        </text:list-item>
        <text:list-item>
          <text:p text:style-name="P34">Hard to say</text:p>
        </text:list-item>
      </text:list>
      <text:h text:style-name="Heading_20_2" text:outline-level="2">Who mainly takes the following decisions at your workplace? You, your higher-up, you and your higher-up together?</text:h>
      <text:p text:style-name="First_20_paragraph"><text:span text:style-name="T94">scale:</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You</text:p>
            </table:table-cell>
            <table:table-cell table:style-name="Table4.A1" office:value-type="string">
              <text:p text:style-name="Table_20_Heading">My higher-up</text:p>
            </table:table-cell>
            <table:table-cell table:style-name="Table4.A1" office:value-type="string">
              <text:p text:style-name="Table_20_Heading">Together</text:p>
            </table:table-cell>
            <table:table-cell table:style-name="Table4.A1" office:value-type="string">
              <text:p text:style-name="Table_20_Heading">Hard to say</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cell table:style-name="Table4.A1" office:value-type="string">
            <text:p text:style-name="Table_20_Contents">4</text:p>
          </table:table-cell>
        </table:table-row>
      </table:table>
      <text:list text:style-name="L35">
        <text:list-item>
          <text:p text:style-name="P35">When to come to work</text:p>
        </text:list-item>
        <text:list-item>
          <text:p text:style-name="P35">When to leave work</text:p>
        </text:list-item>
        <text:list-item>
          <text:p text:style-name="P35">When to take a one day paid leave</text:p>
        </text:list-item>
        <text:list-item>
          <text:p text:style-name="P35">Which tasks to fulfill</text:p>
        </text:list-item>
        <text:list-item>
          <text:p text:style-name="P35">When to slow the pace of work</text:p>
        </text:list-item>
        <text:list-item>
          <text:p text:style-name="P35">When to take a summer leave</text:p>
        </text:list-item>
      </text:list>
      <text:h text:style-name="Heading_20_1" text:outline-level="1">Decision-making</text:h>
      <text:h text:style-name="Heading_20_2" text:outline-level="2">To which of the following categories do you belong?</text:h>
      <text:list text:style-name="L36">
        <text:list-item>
          <text:p text:style-name="P36">Manager of other managers [go to question XX]</text:p>
        </text:list-item>
        <text:list-item>
          <text:p text:style-name="P36">Manager of ordinary workers [go to question XX]</text:p>
        </text:list-item>
        <text:list-item>
          <text:p text:style-name="P36">Ordinary worker [go to question XX]</text:p>
        </text:list-item>
        <text:list-item>
          <text:p text:style-name="P36">Not applicable [go to question XX]</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7">
        <text:list-item>
          <text:p text:style-name="P37">___ persons</text:p>
        </text:list-item>
      </text:list>
      <text:h text:style-name="Heading_20_2" text:outline-level="2">Imagine a managerial ladder of six rungs? The highest rung is occupied by director of the enterprise; the lowest is occupied by an ordinary worker?</text:h>
      <text:list text:style-name="L38">
        <text:list-item>
          <text:p text:style-name="P38">Director</text:p>
        </text:list-item>
        <text:list-item>
          <text:p text:style-name="P38">Lower than director, but higher than shop or department head</text:p>
        </text:list-item>
        <text:list-item>
          <text:p text:style-name="P38">Shop or a big department head</text:p>
        </text:list-item>
        <text:list-item>
          <text:p text:style-name="P38">Lower than the shop or department head, but higher than a supervisor</text:p>
        </text:list-item>
        <text:list-item>
          <text:p text:style-name="P38">Lowest level of supervision</text:p>
        </text:list-item>
        <text:list-item>
          <text:p text:style-name="P38">Ordinary worker</text:p>
        </text:list-item>
        <text:list-item>
          <text:p text:style-name="P38">Not applicable</text:p>
        </text:list-item>
        <text:list-item>
          <text:p text:style-name="P38">Hard to say</text:p>
        </text:list-item>
      </text:list>
      <text:h text:style-name="Heading_20_2" text:outline-level="2">Is it part of your main job responsibilities to allocate work tasks to other people?</text:h>
      <text:list text:style-name="L39">
        <text:list-item>
          <text:p text:style-name="P39">Yes</text:p>
        </text:list-item>
        <text:list-item>
          <text:p text:style-name="P39">No</text:p>
        </text:list-item>
      </text:list>
      <text:h text:style-name="Heading_20_2" text:outline-level="2">Which of the following tasks are parts of your main job obligations?</text:h>
      <text:p text:style-name="First_20_paragraph"><text:span text:style-name="T9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list text:style-name="L40">
        <text:list-item>
          <text:p text:style-name="P40">Determining work tasks for other people</text:p>
        </text:list-item>
        <text:list-item>
          <text:p text:style-name="P40">Choice of materials or tools for other people</text:p>
        </text:list-item>
        <text:list-item>
          <text:p text:style-name="P40">Determining pace of work for other people</text:p>
        </text:list-item>
        <text:list-item>
          <text:p text:style-name="P40">Determining work time duration</text:p>
        </text:list-item>
        <text:list-item>
          <text:p text:style-name="P40">Determining volume of work for others</text:p>
        </text:list-item>
        <text:list-item>
          <text:p text:style-name="P40">Evaluating work performance</text:p>
        </text:list-item>
      </text:list>
      <text:h text:style-name="Heading_20_2" text:outline-level="2">Can you influence the following decisions taken at your workplace?</text:h>
      <text:p text:style-name="First_20_paragraph"><text:span text:style-name="T96">scale:</text:span></text:p>
      <table:table table:name="Table6" table:style-name="Table6">
        <table:table-column table:style-name="Table6.A"/>
        <table:table-column table:style-name="Table6.B"/>
        <table:table-header-rows>
          <table:table-row>
            <table:table-cell table:style-name="Table6.A1" office:value-type="string">
              <text:p text:style-name="Table_20_Heading">Yes</text:p>
            </table:table-cell>
            <table:table-cell table:style-name="Table6.A1" office:value-type="string">
              <text:p text:style-name="Table_20_Heading">No</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2</text:p>
          </table:table-cell>
        </table:table-row>
      </table:table>
      <text:list text:style-name="L41">
        <text:list-item>
          <text:p text:style-name="P41">Salary increase or job promotion<text:line-break/></text:p>
        </text:list-item>
        <text:list-item>
          <text:p text:style-name="P41">Blocking salary increase or job promotion<text:line-break/></text:p>
        </text:list-item>
        <text:list-item>
          <text:p text:style-name="P41">Dismissal of other employees<text:line-break/></text:p>
        </text:list-item>
        <text:list-item>
          <text:p text:style-name="P41">Reprimanding other employees</text:p>
        </text:list-item>
        <text:list-item>
          <text:p text:style-name="P41">Other kind of punishment or bonuses<text:line-break/></text:p>
        </text:list-item>
        <text:list-item>
          <text:p text:style-name="P41">Evaluating work performance</text:p>
        </text:list-item>
      </text:list>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97">scale:</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Directly</text:p>
            </table:table-cell>
            <table:table-cell table:style-name="Table7.A1" office:value-type="string">
              <text:p text:style-name="Table_20_Heading">In discussion</text:p>
            </table:table-cell>
            <table:table-cell table:style-name="Table7.A1" office:value-type="string">
              <text:p text:style-name="Table_20_Heading">Do not participate</text:p>
            </table:table-cell>
            <table:table-cell table:style-name="Table7.A1" office:value-type="string">
              <text:p text:style-name="Table_20_Heading">Not applicable</text:p>
            </table:table-cell>
          </table:table-row>
        </table:table-header-rows>
        <table:table-row>
          <table:table-cell table:style-name="Table7.A1" office:value-type="string">
            <text:p text:style-name="Table_20_Contents">3</text:p>
          </table:table-cell>
          <table:table-cell table:style-name="Table7.A1" office:value-type="string">
            <text:p text:style-name="Table_20_Contents">2</text:p>
          </table:table-cell>
          <table:table-cell table:style-name="Table7.A1" office:value-type="string">
            <text:p text:style-name="Table_20_Contents">1</text:p>
          </table:table-cell>
          <table:table-cell table:style-name="Table7.A1" office:value-type="string">
            <text:p text:style-name="Table_20_Contents">9</text:p>
          </table:table-cell>
        </table:table-row>
      </table:table>
      <text:list text:style-name="L42">
        <text:list-item>
          <text:p text:style-name="P42">Hiring employees<text:line-break/></text:p>
        </text:list-item>
        <text:list-item>
          <text:p text:style-name="P42">Dismissal of employees<text:line-break/></text:p>
        </text:list-item>
        <text:list-item>
          <text:p text:style-name="P42">Determining work tasks<text:line-break/></text:p>
        </text:list-item>
        <text:list-item>
          <text:p text:style-name="P42">Choice of material for work</text:p>
        </text:list-item>
        <text:list-item>
          <text:p text:style-name="P42">Evaluating work performance</text:p>
        </text:list-item>
        <text:list-item>
          <text:p text:style-name="P42">Determining the workload</text:p>
        </text:list-item>
        <text:list-item>
          <text:p text:style-name="P42">Distribution of enterprise budget</text:p>
        </text:list-item>
        <text:list-item>
          <text:p text:style-name="P42">Determining salaries</text:p>
        </text:list-item>
        <text:list-item>
          <text:p text:style-name="P42">Imposing sanctions</text:p>
        </text:list-item>
        <text:list-item>
          <text:p text:style-name="P42">Purchase of equipment</text:p>
        </text:list-item>
        <text:list-item>
          <text:p text:style-name="P42">Change of assortment of goods or services produced by your enterprise</text:p>
        </text:list-item>
        <text:list-item>
          <text:p text:style-name="P42">Decision to get a loan</text:p>
        </text:list-item>
        <text:list-item>
          <text:p text:style-name="P42">Choice of partners</text:p>
        </text:list-item>
      </text:list>
      <text:h text:style-name="Heading_20_2" text:outline-level="2">Have you been unemployed since 2008?</text:h>
      <text:list text:style-name="L43">
        <text:list-item>
          <text:p text:style-name="P43">Yes</text:p>
        </text:list-item>
        <text:list-item>
          <text:p text:style-name="P43">No</text:p>
        </text:list-item>
      </text:list>
      <text:h text:style-name="Heading_20_2" text:outline-level="2">Have you been dismissed from a job since 2008?</text:h>
      <text:list text:style-name="L44">
        <text:list-item>
          <text:p text:style-name="P44">Yes</text:p>
        </text:list-item>
        <text:list-item>
          <text:p text:style-name="P44">No</text:p>
        </text:list-item>
      </text:list>
      <text:p text:style-name="First_20_paragraph"><text:span text:style-name="T98">[interviewer!</text:span><text:span text:style-name="T99"> </text:span><text:span text:style-name="T100">the</text:span><text:span text:style-name="T101"> </text:span><text:span text:style-name="T102">next</text:span><text:span text:style-name="T103"> </text:span><text:span text:style-name="T104">question</text:span><text:span text:style-name="T105"> </text:span><text:span text:style-name="T106">targets</text:span><text:span text:style-name="T107"> </text:span><text:span text:style-name="T108">only</text:span><text:span text:style-name="T109"> </text:span><text:span text:style-name="T110">those</text:span><text:span text:style-name="T111"> </text:span><text:span text:style-name="T112">who</text:span><text:span text:style-name="T113"> </text:span><text:span text:style-name="T114">answered</text:span><text:span text:style-name="T115"> </text:span><text:span text:style-name="T116">“Yes”</text:span><text:span text:style-name="T117"> </text:span><text:span text:style-name="T118">to</text:span><text:span text:style-name="T119"> </text:span><text:span text:style-name="T120">one</text:span><text:span text:style-name="T121"> </text:span><text:span text:style-name="T122">of</text:span><text:span text:style-name="T123"> </text:span><text:span text:style-name="T124">the</text:span><text:span text:style-name="T125"> </text:span><text:span text:style-name="T126">previous</text:span><text:span text:style-name="T127"> </text:span><text:span text:style-name="T128">three</text:span><text:span text:style-name="T129"> </text:span><text:span text:style-name="T130">questions.</text:span><text:span text:style-name="T131"> </text:span><text:span text:style-name="T132">The</text:span><text:span text:style-name="T133"> </text:span><text:span text:style-name="T134">rest</text:span><text:span text:style-name="T135"> </text:span><text:span text:style-name="T136">go</text:span><text:span text:style-name="T137"> </text:span><text:span text:style-name="T138">to</text:span><text:span text:style-name="T139"> </text:span><text:span text:style-name="T140">question</text:span><text:span text:style-name="T141"> </text:span><text:span text:style-name="T142">45]</text:span></text:p>
      <text:h text:style-name="Heading_20_2" text:outline-level="2">How did you manage to survive in these difficult circumstances? How did you provide for yourself and your family?</text:h>
      <text:p text:style-name="First_20_paragraph"><text:span text:style-name="T143">scale:</text:span></text:p>
      <table:table table:name="Table8" table:style-name="Table8">
        <table:table-column table:style-name="Table8.A"/>
        <table:table-column table:style-name="Table8.B"/>
        <table:table-header-rows>
          <table:table-row>
            <table:table-cell table:style-name="Table8.A1" office:value-type="string">
              <text:p text:style-name="Table_20_Heading">Yes</text:p>
            </table:table-cell>
            <table:table-cell table:style-name="Table8.A1" office:value-type="string">
              <text:p text:style-name="Table_20_Heading">No</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2</text:p>
          </table:table-cell>
        </table:table-row>
      </table:table>
      <text:list text:style-name="L45">
        <text:list-item>
          <text:p text:style-name="P45">I got a compensation or financial assistance form the employer 2 .Took up petty trade</text:p>
        </text:list-item>
        <text:list-item>
          <text:p text:style-name="P45">Got assistance from the state or local authorities</text:p>
        </text:list-item>
        <text:list-item>
          <text:p text:style-name="P45">Did occasional jobs</text:p>
        </text:list-item>
        <text:list-item>
          <text:p text:style-name="P45">Made some goods for sale</text:p>
        </text:list-item>
        <text:list-item>
          <text:p text:style-name="P45">Lived off my savings</text:p>
        </text:list-item>
        <text:list-item>
          <text:p text:style-name="P45">Got material assistance from my friends or relatives</text:p>
        </text:list-item>
        <text:list-item>
          <text:p text:style-name="P45">Lived off my land plot</text:p>
        </text:list-item>
        <text:list-item>
          <text:p text:style-name="P45">Other</text:p>
        </text:list-item>
      </text:list>
      <text:h text:style-name="Heading_20_2" text:outline-level="2">Is there a trade-union organization at your enterprise?</text:h>
      <text:list text:style-name="L46">
        <text:list-item>
          <text:p text:style-name="P46">Yes</text:p>
        </text:list-item>
        <text:list-item>
          <text:p text:style-name="P46">No</text:p>
        </text:list-item>
      </text:list>
      <text:h text:style-name="Heading_20_2" text:outline-level="2">Are you a member of a trade union?</text:h>
      <text:list text:style-name="L47">
        <text:list-item>
          <text:p text:style-name="P47">Yes</text:p>
        </text:list-item>
        <text:list-item>
          <text:p text:style-name="P47">No</text:p>
        </text:list-item>
      </text:list>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48">
        <text:list-item>
          <text:p text:style-name="P48">Trade-unions are important for the defending the interests of the employees</text:p>
        </text:list-item>
        <text:list-item>
          <text:p text:style-name="P48">Trade-unions are important if they work as partners with the employers</text:p>
        </text:list-item>
        <text:list-item>
          <text:p text:style-name="P48">Trade-unions should influence only to issues of work-conditions, but not wages</text:p>
        </text:list-item>
        <text:list-item>
          <text:p text:style-name="P48">Trade-unions are just tools in the hands of the management</text:p>
        </text:list-item>
        <text:list-item>
          <text:p text:style-name="P48">Trade-unions are not necessary in the modern world</text:p>
        </text:list-item>
        <text:list-item>
          <text:p text:style-name="P48">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9">
        <text:list-item>
          <text:p text:style-name="P49">Single</text:p>
        </text:list-item>
        <text:list-item>
          <text:p text:style-name="P49">Married</text:p>
        </text:list-item>
        <text:list-item>
          <text:p text:style-name="P49">Married by live separately</text:p>
        </text:list-item>
        <text:list-item>
          <text:p text:style-name="P49">Lived in an unregistered union</text:p>
        </text:list-item>
        <text:list-item>
          <text:p text:style-name="P49">Divorced</text:p>
        </text:list-item>
        <text:list-item>
          <text:p text:style-name="P49">Widowed</text:p>
        </text:list-item>
        <text:list-item>
          <text:p text:style-name="P49">Do not want to answer</text:p>
        </text:list-item>
        <text:list-item>
          <text:p text:style-name="P49">Other (What it might be??)</text:p>
        </text:list-item>
      </text:list>
      <text:h text:style-name="Heading_20_2" text:outline-level="2">Do you have children?</text:h>
      <text:list text:style-name="L50">
        <text:list-item>
          <text:p text:style-name="P50">Yes [go to question 48]</text:p>
        </text:list-item>
        <text:list-item>
          <text:p text:style-name="P50">No [go to question 49]</text:p>
        </text:list-item>
      </text:list>
      <text:h text:style-name="Heading_20_2" text:outline-level="2">How many children do you have?</text:h>
      <text:list text:style-name="L51">
        <text:list-item>
          <text:p text:style-name="P51">One</text:p>
        </text:list-item>
        <text:list-item>
          <text:p text:style-name="P51">Two</text:p>
        </text:list-item>
        <text:list-item>
          <text:p text:style-name="P51">Three</text:p>
        </text:list-item>
        <text:list-item>
          <text:p text:style-name="P51">Four</text:p>
        </text:list-item>
        <text:list-item>
          <text:p text:style-name="P51">More than four</text:p>
        </text:list-item>
      </text:list>
      <text:h text:style-name="Heading_20_2" text:outline-level="2">How many children do you have under age 18?</text:h>
      <text:list text:style-name="L52">
        <text:list-item>
          <text:p text:style-name="P52">One</text:p>
        </text:list-item>
        <text:list-item>
          <text:p text:style-name="P52">Two</text:p>
        </text:list-item>
        <text:list-item>
          <text:p text:style-name="P52">Three</text:p>
        </text:list-item>
        <text:list-item>
          <text:p text:style-name="P52">Four</text:p>
        </text:list-item>
        <text:list-item>
          <text:p text:style-name="P52">More than four</text:p>
        </text:list-item>
      </text:list>
      <text:h text:style-name="Heading_20_2" text:outline-level="2">How many members of your family lives under the same roof with you?</text:h>
      <text:list text:style-name="L53">
        <text:list-item>
          <text:p text:style-name="P53">___ persons</text:p>
        </text:list-item>
      </text:list>
      <text:h text:style-name="Heading_20_2" text:outline-level="2">How often do you spend time on the following pastimes? Do it every day, every week, every month, three to six times a year, less frequently, never.</text:h>
      <text:list text:style-name="L54">
        <text:list-item>
          <text:p text:style-name="P54">Going to a concert or theater</text:p>
        </text:list-item>
        <text:list-item>
          <text:p text:style-name="P54">Going to libraries</text:p>
        </text:list-item>
        <text:list-item>
          <text:p text:style-name="P54">Going to a restaurants, café, bar, pub</text:p>
        </text:list-item>
        <text:list-item>
          <text:p text:style-name="P54">Visiting friends, receiving guests</text:p>
        </text:list-item>
        <text:list-item>
          <text:p text:style-name="P54">Going to the cinema</text:p>
        </text:list-item>
        <text:list-item>
          <text:p text:style-name="P54">Taking up sports, training</text:p>
        </text:list-item>
        <text:list-item>
          <text:p text:style-name="P54">Drinking in the company of friends</text:p>
        </text:list-item>
        <text:list-item>
          <text:p text:style-name="P54">Spending time in outdoors</text:p>
        </text:list-item>
        <text:list-item>
          <text:p text:style-name="P54">spending time at social media</text:p>
        </text:list-item>
        <text:list-item>
          <text:p text:style-name="P54">playing computer games</text:p>
        </text:list-item>
      </text:list>
      <text:h text:style-name="Heading_20_1" text:outline-level="1">Well-being</text:h>
      <text:p text:style-name="First_20_paragraph"><text:span text:style-name="T144">We</text:span><text:span text:style-name="T145"> </text:span><text:span text:style-name="T146">understand</text:span><text:span text:style-name="T147"> </text:span><text:span text:style-name="T148">that</text:span><text:span text:style-name="T149"> </text:span><text:span text:style-name="T150">there</text:span><text:span text:style-name="T151"> </text:span><text:span text:style-name="T152">are</text:span><text:span text:style-name="T153"> </text:span><text:span text:style-name="T154">many</text:span><text:span text:style-name="T155"> </text:span><text:span text:style-name="T156">reasons</text:span><text:span text:style-name="T157"> </text:span><text:span text:style-name="T158">why</text:span><text:span text:style-name="T159"> </text:span><text:span text:style-name="T160">people</text:span><text:span text:style-name="T161"> </text:span><text:span text:style-name="T162">are</text:span><text:span text:style-name="T163"> </text:span><text:span text:style-name="T164">not</text:span><text:span text:style-name="T165"> </text:span><text:span text:style-name="T166">inclined</text:span><text:span text:style-name="T167"> </text:span><text:span text:style-name="T168">to</text:span><text:span text:style-name="T169"> </text:span><text:span text:style-name="T170">discuss</text:span><text:span text:style-name="T171"> </text:span><text:span text:style-name="T172">their</text:span><text:span text:style-name="T173"> </text:span><text:span text:style-name="T174">income</text:span><text:span text:style-name="T175"> </text:span><text:span text:style-name="T176">or</text:span><text:span text:style-name="T177"> </text:span><text:span text:style-name="T178">expenses.</text:span><text:span text:style-name="T179"> </text:span><text:span text:style-name="T180">On</text:span><text:span text:style-name="T181"> </text:span><text:span text:style-name="T182">the</text:span><text:span text:style-name="T183"> </text:span><text:span text:style-name="T184">other</text:span><text:span text:style-name="T185"> </text:span><text:span text:style-name="T186">hand,</text:span><text:span text:style-name="T187"> </text:span><text:span text:style-name="T188">as</text:span><text:span text:style-name="T189"> </text:span><text:span text:style-name="T190">you</text:span><text:span text:style-name="T191"> </text:span><text:span text:style-name="T192">realize,</text:span><text:span text:style-name="T193"> </text:span><text:span text:style-name="T194">we</text:span><text:span text:style-name="T195"> </text:span><text:span text:style-name="T196">cannot</text:span><text:span text:style-name="T197"> </text:span><text:span text:style-name="T198">bypass</text:span><text:span text:style-name="T199"> </text:span><text:span text:style-name="T200">this</text:span><text:span text:style-name="T201"> </text:span><text:span text:style-name="T202">issue.</text:span><text:span text:style-name="T203"> </text:span><text:span text:style-name="T204">It</text:span><text:span text:style-name="T205"> </text:span><text:span text:style-name="T206">is</text:span><text:span text:style-name="T207"> </text:span><text:span text:style-name="T208">too</text:span><text:span text:style-name="T209"> </text:span><text:span text:style-name="T210">important</text:span><text:span text:style-name="T211"> </text:span><text:span text:style-name="T212">for</text:span><text:span text:style-name="T213"> </text:span><text:span text:style-name="T214">our</text:span><text:span text:style-name="T215"> </text:span><text:span text:style-name="T216">society</text:span><text:span text:style-name="T217"> </text:span><text:span text:style-name="T218">at</text:span><text:span text:style-name="T219"> </text:span><text:span text:style-name="T220">present.</text:span><text:span text:style-name="T221"> </text:span><text:span text:style-name="T222">We</text:span><text:span text:style-name="T223"> </text:span><text:span text:style-name="T224">count</text:span><text:span text:style-name="T225"> </text:span><text:span text:style-name="T226">on</text:span><text:span text:style-name="T227"> </text:span><text:span text:style-name="T228">you</text:span><text:span text:style-name="T229"> </text:span><text:span text:style-name="T230">being</text:span><text:span text:style-name="T231"> </text:span><text:span text:style-name="T232">open</text:span><text:span text:style-name="T233"> </text:span><text:span text:style-name="T234">and</text:span><text:span text:style-name="T235"> </text:span><text:span text:style-name="T236">guarantee</text:span><text:span text:style-name="T237"> </text:span><text:span text:style-name="T238">that</text:span><text:span text:style-name="T239"> </text:span><text:span text:style-name="T240">the</text:span><text:span text:style-name="T241"> </text:span><text:span text:style-name="T242">data</text:span><text:span text:style-name="T243"> </text:span><text:span text:style-name="T244">are</text:span><text:span text:style-name="T245"> </text:span><text:span text:style-name="T246">anonymous.</text:span><text:span text:style-name="T247"> </text:span><text:span text:style-name="T248">Neither</text:span><text:span text:style-name="T249"> </text:span><text:span text:style-name="T250">your</text:span><text:span text:style-name="T251"> </text:span><text:span text:style-name="T252">name,</text:span><text:span text:style-name="T253"> </text:span><text:span text:style-name="T254">nor</text:span><text:span text:style-name="T255"> </text:span><text:span text:style-name="T256">your</text:span><text:span text:style-name="T257"> </text:span><text:span text:style-name="T258">address</text:span><text:span text:style-name="T259"> </text:span><text:span text:style-name="T260">will</text:span><text:span text:style-name="T261"> </text:span><text:span text:style-name="T262">never</text:span><text:span text:style-name="T263"> </text:span><text:span text:style-name="T264">and</text:span><text:span text:style-name="T265"> </text:span><text:span text:style-name="T266">nowhere</text:span><text:span text:style-name="T267"> </text:span><text:span text:style-name="T268">be</text:span><text:span text:style-name="T269"> </text:span><text:span text:style-name="T270">mentioned</text:span><text:span text:style-name="T271"> </text:span><text:span text:style-name="T272">in</text:span><text:span text:style-name="T273"> </text:span><text:span text:style-name="T274">relation</text:span><text:span text:style-name="T275"> </text:span><text:span text:style-name="T276">to</text:span><text:span text:style-name="T277"> </text:span><text:span text:style-name="T278">the</text:span><text:span text:style-name="T279"> </text:span><text:span text:style-name="T280">issue</text:span><text:span text:style-name="T281"> </text:span><text:span text:style-name="T282">of</text:span><text:span text:style-name="T283"> </text:span><text:span text:style-name="T284">well-being</text:span><text:span text:style-name="T285"> </text:span><text:span text:style-name="T286">or</text:span><text:span text:style-name="T287"> </text:span><text:span text:style-name="T288">income.</text:span><text:span text:style-name="T289"> </text:span><text:span text:style-name="T290">–</text:span><text:span text:style-name="T291"> </text:span><text:span text:style-name="T292">necessary?</text:span></text:p>
      <text:h text:style-name="Heading_20_2" text:outline-level="2">How important for your family are the following sources of income, means of subsistence? Use a five-point scale on which “one” means “not important” and “five” – “very important”.</text:h>
      <text:p text:style-name="First_20_paragraph"><text:span text:style-name="T293">scale:</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Table_20_Heading">Very important</text:p>
            </table:table-cell>
            <table:table-cell table:style-name="Table9.A1" office:value-type="string">
              <text:p text:style-name="Table_20_Heading">Important</text:p>
            </table:table-cell>
            <table:table-cell table:style-name="Table9.A1" office:value-type="string">
              <text:p text:style-name="Table_20_Heading">A little bit important</text:p>
            </table:table-cell>
            <table:table-cell table:style-name="Table9.A1" office:value-type="string">
              <text:p text:style-name="Table_20_Heading">Not important</text:p>
            </table:table-cell>
            <table:table-cell table:style-name="Table9.A1" office:value-type="string">
              <text:p text:style-name="Table_20_Heading">No such source</text:p>
            </table:table-cell>
            <table:table-cell table:style-name="Table9.A1" office:value-type="string">
              <text:p text:style-name="Table_20_Heading">hard to say</text:p>
            </table:table-cell>
          </table:table-row>
        </table:table-header-rows>
        <table:table-row>
          <table:table-cell table:style-name="Table9.A1" office:value-type="string">
            <text:p text:style-name="Table_20_Contents">3</text:p>
          </table:table-cell>
          <table:table-cell table:style-name="Table9.A1" office:value-type="string">
            <text:p text:style-name="Table_20_Contents">2</text:p>
          </table:table-cell>
          <table:table-cell table:style-name="Table9.A1" office:value-type="string">
            <text:p text:style-name="Table_20_Contents">1</text:p>
          </table:table-cell>
          <table:table-cell table:style-name="Table9.A1" office:value-type="string">
            <text:p text:style-name="Table_20_Contents">0</text:p>
          </table:table-cell>
          <table:table-cell table:style-name="Table9.A1" office:value-type="string">
            <text:p text:style-name="Table_20_Contents">8</text:p>
          </table:table-cell>
          <table:table-cell table:style-name="Table9.A1" office:value-type="string">
            <text:p text:style-name="Table_20_Contents">9</text:p>
          </table:table-cell>
        </table:table-row>
      </table:table>
      <text:p text:style-name="First_20_paragraph">1.Main job salary 2.Second job salary 3.Relatives’ assistance 4.Small scale trade 5.Pensions, other social subsidy<text:line-break/>6.Letting an apartment or a summer cottage 7.Interest accumulated by a bank account 8.Savings 9.Philanthropy 10.Other<text:line-break/>11. Household plot farming?</text:p>
      <text:h text:style-name="Heading_20_2" text:outline-level="2">How is your work paid in your main job?</text:h>
      <text:list text:style-name="L55">
        <text:list-item>
          <text:p text:style-name="P55">Individual piece rate</text:p>
        </text:list-item>
        <text:list-item>
          <text:p text:style-name="P55">Collective piece rate</text:p>
        </text:list-item>
        <text:list-item>
          <text:p text:style-name="P55">Time wage</text:p>
        </text:list-item>
        <text:list-item>
          <text:p text:style-name="P55">Fixed salary</text:p>
        </text:list-item>
        <text:list-item>
          <text:p text:style-name="P55">Pay depends on sales or profits/commission</text:p>
        </text:list-item>
        <text:list-item>
          <text:p text:style-name="P55">other</text:p>
        </text:list-item>
      </text:list>
      <text:h text:style-name="Heading_20_2" text:outline-level="2">How often did you get bonus in the 12 months?</text:h>
      <text:list text:style-name="L56">
        <text:list-item>
          <text:p text:style-name="P56">____ n of times</text:p>
        </text:list-item>
      </text:list>
      <text:h text:style-name="Heading_20_2" text:outline-level="2">On what does the bonus depend on?</text:h>
      <text:list text:style-name="L57">
        <text:list-item>
          <text:p text:style-name="P57">How well I personally work</text:p>
        </text:list-item>
        <text:list-item>
          <text:p text:style-name="P57">How well our work collective works</text:p>
        </text:list-item>
        <text:list-item>
          <text:p text:style-name="P57">The profitability of the enterprise</text:p>
        </text:list-item>
        <text:list-item>
          <text:p text:style-name="P57">Attitude of the management</text:p>
        </text:list-item>
        <text:list-item>
          <text:p text:style-name="P57">It is a fixed part of the payment</text:p>
        </text:list-item>
        <text:list-item>
          <text:p text:style-name="P57">Not relevant</text:p>
        </text:list-item>
        <text:list-item>
          <text:p text:style-name="P57">Don't know</text:p>
        </text:list-item>
      </text:list>
      <text:h text:style-name="Heading_20_2" text:outline-level="2">What is your aggregate monthly income including income from all sources? Put it in rubles.</text:h>
      <text:list text:style-name="L58">
        <text:list-item>
          <text:p text:style-name="P58">____ rubles</text:p>
        </text:list-item>
      </text:list>
      <text:h text:style-name="Heading_20_2" text:outline-level="2">What is your family’s aggregate monthly income from all sources? Put it in rubles.</text:h>
      <text:list text:style-name="L59">
        <text:list-item>
          <text:p text:style-name="P59">_____ rubles</text:p>
        </text:list-item>
      </text:list>
      <text:h text:style-name="Heading_20_2" text:outline-level="2">What kind of state benefits or allowances do you get?</text:h>
      <table:table table:name="Table10" table:style-name="Table10">
        <table:table-column table:style-name="Table10.A"/>
        <table:table-column table:style-name="Table10.B"/>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row>
      </table:table>
      <text:list text:style-name="L60">
        <text:list-item>
          <text:p text:style-name="P60">Unemployment benefits<text:line-break/></text:p>
        </text:list-item>
        <text:list-item>
          <text:p text:style-name="P60">Children support subsidy</text:p>
        </text:list-item>
        <text:list-item>
          <text:p text:style-name="P60">Communal payment rebate</text:p>
        </text:list-item>
        <text:list-item>
          <text:p text:style-name="P60">Allowance for the handicapped</text:p>
        </text:list-item>
        <text:list-item>
          <text:p text:style-name="P60">Pensions</text:p>
        </text:list-item>
        <text:list-item>
          <text:p text:style-name="P60">Free medication</text:p>
        </text:list-item>
        <text:list-item>
          <text:p text:style-name="P60">Other</text:p>
        </text:list-item>
      </text:list>
      <text:h text:style-name="Heading_20_2" text:outline-level="2">What kind of state benefits or allowances do you get? NON-MONETARY / IN-KIND</text:h>
      <text:h text:style-name="Heading_20_2" text:outline-level="2">Which of the following social benefits did you get at your workplace ten years ago?</text:h>
      <text:p text:style-name="First_20_paragraph"><text:span text:style-name="T294">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Which of the following social benefits do you get at your workplace now?</text:h>
      <text:p text:style-name="First_20_paragraph"><text:span text:style-name="T295">Scale</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Yes</text:p>
            </table:table-cell>
            <table:table-cell table:style-name="Table12.A1" office:value-type="string">
              <text:p text:style-name="Table_20_Heading">No</text:p>
            </table:table-cell>
            <table:table-cell table:style-name="Table12.A1" office:value-type="string">
              <text:p text:style-name="Table_20_Heading">Hard to say</text:p>
            </table:table-cell>
            <table:table-cell table:style-name="Table12.A1" office:value-type="string">
              <text:p text:style-name="Table_20_Heading">Not applicable</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2</text:p>
          </table:table-cell>
          <table:table-cell table:style-name="Table12.A1" office:value-type="string">
            <text:p text:style-name="Table_20_Contents">8</text:p>
          </table:table-cell>
          <table:table-cell table:style-name="Table12.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I shall read the characteristics of several groups. Tell me to which of them you belong.</text:h>
      <text:list text:style-name="L61">
        <text:list-item>
          <text:p text:style-name="P61">We cannot make ends meet. There is not enough money even for food 1</text:p>
        </text:list-item>
        <text:list-item>
          <text:p text:style-name="P61">We have money only for food, the purchase of clothes is a problem 2</text:p>
        </text:list-item>
        <text:list-item>
          <text:p text:style-name="P61">We are able to buy food. We can also buy clothes, if we stick to cheap kind. However, we have a problem when there is a need to buy durables such as a TV set or a refrigerator 3</text:p>
        </text:list-item>
        <text:list-item>
          <text:p text:style-name="P61">We have enough money for food. We can also buy good expensive clothes. If we save money, we can buy durables, but things that are really expensive such as a summer cottage or a car are beyond our means 4</text:p>
        </text:list-item>
        <text:list-item>
          <text:p text:style-name="P61">We can buy durables without any problems. If we save, we can buy an Inexpensive car or a modest summer home. However we do not have a chance to go for really expensive things such as a n apartment or a modern house. 5</text:p>
        </text:list-item>
        <text:list-item>
          <text:p text:style-name="P61">We have no material problems, we can buy whatever we want including real estate, an expensive car or an expensive tourist trip 6</text:p>
        </text:list-item>
      </text:list>
      <text:h text:style-name="Heading_20_2" text:outline-level="2">How did you well-being change since the year 2010? It significantly improved, somewhat improved, did not change, somewhat worsened, significantly worsened?</text:h>
      <text:list text:style-name="L62">
        <text:list-item>
          <text:p text:style-name="P62">Significantly improved 5 4.Improved 4</text:p>
        </text:list-item>
        <text:list-item>
          <text:p text:style-name="P62">Did not change 3</text:p>
        </text:list-item>
        <text:list-item>
          <text:p text:style-name="P62">Worsened 2</text:p>
        </text:list-item>
        <text:list-item>
          <text:p text:style-name="P62">Significantly worsened 1</text:p>
        </text:list-item>
        <text:list-item>
          <text:p text:style-name="P62">Not applicable 8 Hard to say 9</text:p>
        </text:list-item>
      </text:list>
      <text:h text:style-name="Heading_20_2" text:outline-level="2">How did you family’s following expenses change in 2010? They increased, decreased, stayed without change?</text:h>
      <text:p text:style-name="First_20_paragraph">Decreased No change Increased No such expense hard to say</text:p>
      <text:p text:style-name="Text_20_body">1.Purchase of medical services, drugs 1 2 3 8 9 2.Food 1 2 3 8 9 3.Hobbies 1 2 3 8 9 4.Travel 1 2 3 8 9 5.Big buys such as real estate or a car 1 2 3 8 9 6.Small buys such as clothes 1 2 3 8 9 7.Children’s education 1 2 3 8 9 8.Communal payments 1 2 3 8 9 9.Tax payment 1 2 3 8 9</text:p>
      <text:h text:style-name="Heading_20_2" text:outline-level="2">What are your expectations? How would your well-being change in the next three years? It will significantly improve, somewhat improve, will not change, somewhat worsen, significantly worsen?</text:h>
      <text:p text:style-name="P63">Significantly improve <text:s text:c="3"/>5</text:p>
      <text:p text:style-name="P64">Somewhat improve <text:s text:c="3"/>4</text:p>
      <text:p text:style-name="P65">Will not change <text:s text:c="3"/>3</text:p>
      <text:p text:style-name="P66">Somewhat worsen <text:s text:c="3"/>2</text:p>
      <text:p text:style-name="P67">Significantly worsen <text:s text:c="3"/>1</text:p>
      <text:p text:style-name="P68">Hard to say <text:s text:c="3"/>9</text:p>
      <text:h text:style-name="Heading_20_2" text:outline-level="2">What are home conditions at the place where you are living permanently? Choose one option of the listed below.</text:h>
      <text:list text:style-name="L63">
        <text:list-item>
          <text:p text:style-name="P69">One’s own house</text:p>
        </text:list-item>
        <text:list-item>
          <text:p text:style-name="P69">A single room apartment 2</text:p>
        </text:list-item>
        <text:list-item>
          <text:p text:style-name="P69">A two room apartment 3</text:p>
        </text:list-item>
        <text:list-item>
          <text:p text:style-name="P69">A three room apartment 4</text:p>
        </text:list-item>
        <text:list-item>
          <text:p text:style-name="P69">A four or more room big apartment 5 One or two rooms in a communal apartment 6 A room in a dormitory 7 One or several rooms in a barrack 8 Rent an apartment 9 Other 10</text:p>
        </text:list-item>
      </text:list>
      <text:h text:style-name="Heading_20_2" text:outline-level="2">How many rooms</text:h>
      <text:h text:style-name="Heading_20_2" text:outline-level="2">Number of square meters?</text:h>
      <text:list text:style-name="L64">
        <text:list-item>
          <text:p text:style-name="P70">perhaps something about housing deprivations..?</text:p>
        </text:list-item>
      </text:list>
      <text:h text:style-name="Heading_20_1" text:outline-level="1">Information and media</text:h>
      <text:h text:style-name="Heading_20_2" text:outline-level="2">Have you access to internet</text:h>
      <text:h text:style-name="Heading_20_2" text:outline-level="2">How often you use the social media as following services</text:h>
      <text:p text:style-name="First_20_paragraph"><text:span text:style-name="T296">scale:</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header-rows>
          <table:table-row>
            <table:table-cell table:style-name="Table13.A1" office:value-type="string">
              <text:p text:style-name="Table_20_Heading">daily</text:p>
            </table:table-cell>
            <table:table-cell table:style-name="Table13.A1" office:value-type="string">
              <text:p text:style-name="Table_20_Heading">few times a week</text:p>
            </table:table-cell>
            <table:table-cell table:style-name="Table13.A1" office:value-type="string">
              <text:p text:style-name="Table_20_Heading">weekly</text:p>
            </table:table-cell>
            <table:table-cell table:style-name="Table13.A1" office:value-type="string">
              <text:p text:style-name="Table_20_Heading">monthly</text:p>
            </table:table-cell>
            <table:table-cell table:style-name="Table13.A1" office:value-type="string">
              <text:p text:style-name="Table_20_Heading">not at all</text:p>
            </table:table-cell>
            <table:table-cell table:style-name="Table13.A1" office:value-type="string">
              <text:p text:style-name="Table_20_Heading">not applicaple</text:p>
            </table:table-cell>
          </table:table-row>
        </table:table-header-rows>
        <table:table-row>
          <table:table-cell table:style-name="Table13.A1" office:value-type="string">
            <text:p text:style-name="Table_20_Contents">5</text:p>
          </table:table-cell>
          <table:table-cell table:style-name="Table13.A1" office:value-type="string">
            <text:p text:style-name="Table_20_Contents">4</text:p>
          </table:table-cell>
          <table:table-cell table:style-name="Table13.A1" office:value-type="string">
            <text:p text:style-name="Table_20_Contents">3</text:p>
          </table:table-cell>
          <table:table-cell table:style-name="Table13.A1" office:value-type="string">
            <text:p text:style-name="Table_20_Contents">2</text:p>
          </table:table-cell>
          <table:table-cell table:style-name="Table13.A1" office:value-type="string">
            <text:p text:style-name="Table_20_Contents">1</text:p>
          </table:table-cell>
          <table:table-cell table:style-name="Table13.A1" office:value-type="string">
            <text:p text:style-name="Table_20_Contents">9</text:p>
          </table:table-cell>
        </table:table-row>
      </table:table>
      <text:list text:style-name="L65">
        <text:list-item>
          <text:p text:style-name="P71">facebook</text:p>
        </text:list-item>
        <text:list-item>
          <text:p text:style-name="P71">vkontakte</text:p>
        </text:list-item>
        <text:list-item>
          <text:p text:style-name="P71">twitter</text:p>
        </text:list-item>
        <text:list-item>
          <text:p text:style-name="P71">live journal</text:p>
        </text:list-item>
      </text:list>
      <text:h text:style-name="Heading_20_2" text:outline-level="2">What do you use your smart phone for? Apart from</text:h>
      <text:list text:style-name="L66">
        <text:list-item>
          <text:p text:style-name="P72">taking photo</text:p>
        </text:list-item>
        <text:list-item>
          <text:p text:style-name="P72">listen to music</text:p>
        </text:list-item>
        <text:list-item>
          <text:p text:style-name="P72">watch movies</text:p>
        </text:list-item>
        <text:list-item>
          <text:p text:style-name="P72">reading books</text:p>
        </text:list-item>
        <text:list-item>
          <text:p text:style-name="P72">sending messages</text:p>
        </text:list-item>
        <text:list-item>
          <text:p text:style-name="P72">facebooking</text:p>
        </text:list-item>
        <text:list-item>
          <text:p text:style-name="P72">make phone calls</text:p>
        </text:list-item>
        <text:list-item>
          <text:p text:style-name="P72">using it as a navigator</text:p>
        </text:list-item>
        <text:list-item>
          <text:p text:style-name="P72">as a</text:p>
        </text:list-item>
      </text:list>
      <text:h text:style-name="Heading_20_2" text:outline-level="2">What is your primary device to access internet</text:h>
      <text:list text:style-name="L67">
        <text:list-item>
          <text:p text:style-name="P73">desktop computer</text:p>
        </text:list-item>
        <text:list-item>
          <text:p text:style-name="P73">laptop computer</text:p>
        </text:list-item>
        <text:list-item>
          <text:p text:style-name="P73">smartphone</text:p>
        </text:list-item>
        <text:list-item>
          <text:p text:style-name="P73">tablets</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68">
        <text:list-item>
          <text:p text:style-name="Horizontal_20_Line"/>
        </text:list-item>
      </text:list>
      <text:h text:style-name="Heading_20_2" text:outline-level="2">How often have your read newspaper during the last month?</text:h>
      <text:h text:style-name="Heading_20_2" text:outline-level="2">Was there such time when you regularly red daily newspapers?</text:h>
      <text:list text:style-name="L69">
        <text:list-item>
          <text:p text:style-name="Horizontal_20_Line"/>
        </text:list-item>
      </text:list>
      <text:p text:style-name="First_20_paragraph">1.Yes, there was 1 GO TO QUESTION 73 2.No, there weren’t 2 GO TO QUESTION 74</text:p>
      <text:h text:style-name="Heading_20_2" text:outline-level="2">Why these days you practically do not read newspapers? Choose no more than three answers</text:h>
      <text:list text:style-name="L70">
        <text:list-item>
          <text:p text:style-name="P76">Newspapers became too expensive 1</text:p>
        </text:list-item>
        <text:list-item>
          <text:p text:style-name="P76">Things they write about are not interesting for me 2</text:p>
        </text:list-item>
        <text:list-item>
          <text:p text:style-name="P76">TV is enough for me 3</text:p>
        </text:list-item>
        <text:list-item>
          <text:p text:style-name="P76">Radio is enough for me 4</text:p>
        </text:list-item>
        <text:list-item>
          <text:p text:style-name="P76">Internet is enough for me 5</text:p>
        </text:list-item>
        <text:list-item>
          <text:p text:style-name="P76">Free-distributed press is enough for me 6</text:p>
        </text:list-item>
        <text:list-item>
          <text:p text:style-name="P76">Weeklies or monthlies are enough for me 7</text:p>
        </text:list-item>
        <text:list-item>
          <text:p text:style-name="P76">Newspapers are badly delivered 8</text:p>
        </text:list-item>
        <text:list-item>
          <text:p text:style-name="P76">Newspapers are stolen from my post box 9</text:p>
        </text:list-item>
        <text:list-item>
          <text:p text:style-name="P76">I have not time for this 10</text:p>
        </text:list-item>
        <text:list-item>
          <text:p text:style-name="P76">They do not have information that I need 11</text:p>
        </text:list-item>
        <text:list-item>
          <text:p text:style-name="P76">Other (What? Explain ______________________________) 12</text:p>
        </text:list-item>
      </text:list>
      <text:h text:style-name="Heading_20_2" text:outline-level="2">What magazines did you read last month? Please list all magazines that you came to read last month, including ordinary printed and Internet-magazines</text:h>
      <text:h text:style-name="Heading_20_2" text:outline-level="2">Which TV channels do you watch no less than three times a week?</text:h>
      <text:h text:style-name="Heading_20_2" text:outline-level="2">What radio stations do you listen to no less than three times a week?</text:h>
      <text:h text:style-name="Heading_20_2" text:outline-level="2">From what of the listed sources do you get the following information? Choose one most frequently used source for each topic.</text:h>
      <text:p text:style-name="First_20_paragraph"><text:span text:style-name="T297">scale:</text:span></text:p>
      <text:p text:style-name="Text_20_body">| TV | Radio | Newspapers | Magazines | Internet | Experience | Do not get | | --- | --- | --- | --- | --- | --- | --- | | 1 | 2 | 3 | 4 | 5 | 6 | 9 |</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h text:style-name="Heading_20_2" text:outline-level="2">In your opinion which of the following information in the media should be banned, which should be released with limitations and which should allowed free circulation?</text:h>
      <text:p text:style-name="First_20_paragraph">Banned With limitations Free circulation 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Politics and society</text:h>
      <text:h text:style-name="Heading_20_2" text:outline-level="2">Which of the following events did you take part in 2010-2014?</text:h>
      <text:p text:style-name="First_20_paragraph"><text:span text:style-name="T298">scale:</text:span></text:p>
      <table:table table:name="Table14" table:style-name="Table14">
        <table:table-column table:style-name="Table14.A"/>
        <table:table-column table:style-name="Table14.B"/>
        <table:table-header-rows>
          <table:table-row>
            <table:table-cell table:style-name="Table14.A1" office:value-type="string">
              <text:p text:style-name="Table_20_Heading">Yes</text:p>
            </table:table-cell>
            <table:table-cell table:style-name="Table14.A1" office:value-type="string">
              <text:p text:style-name="Table_20_Heading">No</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2</text:p>
          </table:table-cell>
        </table:table-row>
      </table:table>
      <text:list text:style-name="L71">
        <text:list-item>
          <text:p text:style-name="P77">Signed a petition or an address</text:p>
        </text:list-item>
        <text:list-item>
          <text:p text:style-name="P77">Participated in congresses or conferences of public organizations</text:p>
        </text:list-item>
        <text:list-item>
          <text:p text:style-name="P77">Took part in strikes</text:p>
        </text:list-item>
        <text:list-item>
          <text:p text:style-name="P77">Participated in demonstrations or marches of protest</text:p>
        </text:list-item>
        <text:list-item>
          <text:p text:style-name="P77">Took part in rallies</text:p>
        </text:list-item>
        <text:list-item>
          <text:p text:style-name="P77">Wrote a letter to a newspaper</text:p>
        </text:list-item>
        <text:list-item>
          <text:p text:style-name="P77">Took part in an electoral campaign in the team of a candidate</text:p>
        </text:list-item>
        <text:list-item>
          <text:p text:style-name="P77">Voted in local elections</text:p>
        </text:list-item>
      </text:list>
      <text:h text:style-name="Heading_20_2" text:outline-level="2">Are you a member of a party or a social movement?</text:h>
      <text:list text:style-name="L72">
        <text:list-item>
          <text:p text:style-name="P78">Yes 1 [go to question 82]</text:p>
        </text:list-item>
        <text:list-item>
          <text:p text:style-name="P78">No 2 [go to question 83]</text:p>
        </text:list-item>
      </text:list>
      <text:h text:style-name="Heading_20_2" text:outline-level="2">What is the name of that party or a social movement?</text:h>
      <text:h text:style-name="Heading_20_2" text:outline-level="2">In which of the following organizations you participate, or only formally belong without participation, or do not belong at all?</text:h>
      <text:p text:style-name="First_20_paragraph"><text:span text:style-name="T299">scale:</text:span></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Participate</text:p>
            </table:table-cell>
            <table:table-cell table:style-name="Table15.A1" office:value-type="string">
              <text:p text:style-name="Table_20_Heading">Formally belong, but do not participate</text:p>
            </table:table-cell>
            <table:table-cell table:style-name="Table15.A1" office:value-type="string">
              <text:p text:style-name="Table_20_Heading">Do not belong, and do not participate</text:p>
            </table:table-cell>
          </table:table-row>
        </table:table-header-rows>
        <table:table-row>
          <table:table-cell table:style-name="Table15.A1" office:value-type="string">
            <text:p text:style-name="Table_20_Contents">1</text:p>
          </table:table-cell>
          <table:table-cell table:style-name="Table15.A1" office:value-type="string">
            <text:p text:style-name="Table_20_Contents">2</text:p>
          </table:table-cell>
          <table:table-cell table:style-name="Table15.A1" office:value-type="string">
            <text:p text:style-name="Table_20_Contents">3</text:p>
          </table:table-cell>
        </table:table-row>
      </table:table>
      <text:p text:style-name="First_20_paragraph">1.Charity 2.Religious 3.Cultural, artist, organizations and groups 4.Trade Unions 5.Political parties 6.Organisations in protection of minorities 7. Environmental organization 8.youth organizations (clubs) 9.Women’s organizations (clubs) 10.Sport clubs, associations 11. Consumer organizations 12. Formal or informal councils of residents or yard councils 13. Hobby clubs (fishing, hunting) 14. other clubs of organizations (specify ___________)</text:p>
      <text:h text:style-name="Heading_20_2" text:outline-level="2">To what extent do you trust the following authorities, public organizations or groups?</text:h>
      <text:p text:style-name="First_20_paragraph"><text:span text:style-name="T300">scale:</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Table_20_Heading">Fully trust</text:p>
            </table:table-cell>
            <table:table-cell table:style-name="Table16.A1" office:value-type="string">
              <text:p text:style-name="Table_20_Heading">Mainly trust</text:p>
            </table:table-cell>
            <table:table-cell table:style-name="Table16.A1" office:value-type="string">
              <text:p text:style-name="Table_20_Heading">Partially</text:p>
            </table:table-cell>
            <table:table-cell table:style-name="Table16.A1" office:value-type="string">
              <text:p text:style-name="Table_20_Heading">Mainly distrust</text:p>
            </table:table-cell>
            <table:table-cell table:style-name="Table16.A1" office:value-type="string">
              <text:p text:style-name="Table_20_Heading">Completely distrust</text:p>
            </table:table-cell>
            <table:table-cell table:style-name="Table16.A1" office:value-type="string">
              <text:p text:style-name="Table_20_Heading">Hard to say</text:p>
            </table:table-cell>
          </table:table-row>
        </table:table-header-rows>
        <table:table-row>
          <table:table-cell table:style-name="Table16.A1" office:value-type="string">
            <text:p text:style-name="Table_20_Contents">5</text:p>
          </table:table-cell>
          <table:table-cell table:style-name="Table16.A1" office:value-type="string">
            <text:p text:style-name="Table_20_Contents">4</text:p>
          </table:table-cell>
          <table:table-cell table:style-name="Table16.A1" office:value-type="string">
            <text:p text:style-name="Table_20_Contents">3</text:p>
          </table:table-cell>
          <table:table-cell table:style-name="Table16.A1" office:value-type="string">
            <text:p text:style-name="Table_20_Contents">2</text:p>
          </table:table-cell>
          <table:table-cell table:style-name="Table16.A1" office:value-type="string">
            <text:p text:style-name="Table_20_Contents">1</text:p>
          </table:table-cell>
          <table:table-cell table:style-name="Table16.A1" office:value-type="string">
            <text:p text:style-name="Table_20_Contents">9</text:p>
          </table:table-cell>
        </table:table-row>
      </table:table>
      <text:list text:style-name="L73">
        <text:list-item>
          <text:p text:style-name="P79">Council of the Federation</text:p>
        </text:list-item>
        <text:list-item>
          <text:p text:style-name="P79">State Duma</text:p>
        </text:list-item>
        <text:list-item>
          <text:p text:style-name="P79">President of Russia</text:p>
        </text:list-item>
        <text:list-item>
          <text:p text:style-name="P79">Government of Russia</text:p>
        </text:list-item>
        <text:list-item>
          <text:p text:style-name="P79">Regional administration</text:p>
        </text:list-item>
        <text:list-item>
          <text:p text:style-name="P79">Municipal, village administration</text:p>
        </text:list-item>
        <text:list-item>
          <text:p text:style-name="P79">Russian orthodox church</text:p>
        </text:list-item>
        <text:list-item>
          <text:p text:style-name="P79">Army</text:p>
        </text:list-item>
        <text:list-item>
          <text:p text:style-name="P79">Courts 10.Police 11.Trade unions 12.Television 13.Newspapers 14.Banks 15.Entrepreneurs</text:p>
        </text:list-item>
        <text:list-item>
          <text:p text:style-name="P79">Your sources of information in internet</text:p>
        </text:list-item>
      </text:list>
      <text:h text:style-name="Heading_20_2" text:outline-level="2">How often you think that people would try to take advantage of you if they got the chance, and how often they try to be fair?</text:h>
      <text:list text:style-name="L74">
        <text:list-item>
          <text:p text:style-name="P80">Try to take advantage almost all of the time</text:p>
        </text:list-item>
        <text:list-item>
          <text:p text:style-name="P80">Try to take advantage most of the time</text:p>
        </text:list-item>
        <text:list-item>
          <text:p text:style-name="P80">Try to be fair most of the time</text:p>
        </text:list-item>
        <text:list-item>
          <text:p text:style-name="P80">Try to be fair almost all of the time</text:p>
        </text:list-item>
        <text:list-item>
          <text:p text:style-name="P80">Can’t choose</text:p>
        </text:list-item>
      </text:list>
      <text:h text:style-name="Heading_20_2" text:outline-level="2">Generally speaking, would you say that people can be trusted or distrusted?</text:h>
      <text:list text:style-name="L75">
        <text:list-item>
          <text:p text:style-name="P81">People can always be trusted</text:p>
        </text:list-item>
        <text:list-item>
          <text:p text:style-name="P81">Most people can be trusted most of the time</text:p>
        </text:list-item>
        <text:list-item>
          <text:p text:style-name="P81">Some can be trusted, some cannot</text:p>
        </text:list-item>
        <text:list-item>
          <text:p text:style-name="P81">Most of the people cannot be trusted</text:p>
        </text:list-item>
        <text:list-item>
          <text:p text:style-name="P81">You can't trust people</text:p>
        </text:list-item>
        <text:list-item>
          <text:p text:style-name="P81">Can’t choose</text:p>
        </text:list-item>
      </text:list>
      <text:h text:style-name="Heading_20_2" text:outline-level="2">In general, how satisfied You are in</text:h>
      <text:p text:style-name="First_20_paragraph"><text:span text:style-name="T301">Scal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Table_20_Heading">Completely satisfied</text:p>
            </table:table-cell>
            <table:table-cell table:style-name="Table17.A1" office:value-type="string">
              <text:p text:style-name="Table_20_Heading">satisfied</text:p>
            </table:table-cell>
            <table:table-cell table:style-name="Table17.A1" office:value-type="string">
              <text:p text:style-name="Table_20_Heading">Not satisfied nor unsatisfied</text:p>
            </table:table-cell>
            <table:table-cell table:style-name="Table17.A1" office:value-type="string">
              <text:p text:style-name="Table_20_Heading">unsatisfied</text:p>
            </table:table-cell>
            <table:table-cell table:style-name="Table17.A1" office:value-type="string">
              <text:p text:style-name="Table_20_Heading">Completely unsatisfied</text:p>
            </table:table-cell>
            <table:table-cell table:style-name="Table17.A1" office:value-type="string">
              <text:p text:style-name="Table_20_Heading">Not applicaple</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2</text:p>
          </table:table-cell>
          <table:table-cell table:style-name="Table17.A1" office:value-type="string">
            <text:p text:style-name="Table_20_Contents">3</text:p>
          </table:table-cell>
          <table:table-cell table:style-name="Table17.A1" office:value-type="string">
            <text:p text:style-name="Table_20_Contents">4</text:p>
          </table:table-cell>
          <table:table-cell table:style-name="Table17.A1" office:value-type="string">
            <text:p text:style-name="Table_20_Contents">5</text:p>
          </table:table-cell>
          <table:table-cell table:style-name="Table17.A1" office:value-type="string">
            <text:p text:style-name="Table_20_Contents">9</text:p>
          </table:table-cell>
        </table:table-row>
      </table:table>
      <text:list text:style-name="L76">
        <text:list-item>
          <text:p text:style-name="P82">the health care?</text:p>
        </text:list-item>
        <text:list-item>
          <text:p text:style-name="P82">educational system ?</text:p>
        </text:list-item>
        <text:list-item>
          <text:p text:style-name="P82">the way in which the government takes care of its duties?</text:p>
        </text:list-item>
        <text:list-item>
          <text:p text:style-name="P82">the way in which the Duma takes care of its duties?</text:p>
        </text:list-item>
        <text:list-item>
          <text:p text:style-name="P82">the way in which the President takes care of its duties?</text:p>
        </text:list-item>
        <text:list-item>
          <text:p text:style-name="P82">how politicians functions in Russia?</text:p>
        </text:list-item>
      </text:list>
      <text:h text:style-name="Heading_20_2" text:outline-level="2">Do you agree or disagree with following statements? (Scale 1-5 + 9)</text:h>
      <text:p text:style-name="First_20_paragraph"><text:span text:style-name="T302">Scale:</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Table_20_Heading">Completely agree</text:p>
            </table:table-cell>
            <table:table-cell table:style-name="Table18.A1" office:value-type="string">
              <text:p text:style-name="Table_20_Heading">Agree</text:p>
            </table:table-cell>
            <table:table-cell table:style-name="Table18.A1" office:value-type="string">
              <text:p text:style-name="Table_20_Heading">Not agree nor disagree</text:p>
            </table:table-cell>
            <table:table-cell table:style-name="Table18.A1" office:value-type="string">
              <text:p text:style-name="Table_20_Heading">Disagree</text:p>
            </table:table-cell>
            <table:table-cell table:style-name="Table18.A1" office:value-type="string">
              <text:p text:style-name="Table_20_Heading">Completely disagree</text:p>
            </table:table-cell>
            <table:table-cell table:style-name="Table18.A1" office:value-type="string">
              <text:p text:style-name="Table_20_Heading">Not applicaple</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2</text:p>
          </table:table-cell>
          <table:table-cell table:style-name="Table18.A1" office:value-type="string">
            <text:p text:style-name="Table_20_Contents">3</text:p>
          </table:table-cell>
          <table:table-cell table:style-name="Table18.A1" office:value-type="string">
            <text:p text:style-name="Table_20_Contents">4</text:p>
          </table:table-cell>
          <table:table-cell table:style-name="Table18.A1" office:value-type="string">
            <text:p text:style-name="Table_20_Contents">5</text:p>
          </table:table-cell>
          <table:table-cell table:style-name="Table18.A1" office:value-type="string">
            <text:p text:style-name="Table_20_Contents">9</text:p>
          </table:table-cell>
        </table:table-row>
      </table:table>
      <text:list text:style-name="L77">
        <text:list-item>
          <text:p text:style-name="P83">Income differences are too large in this country</text:p>
        </text:list-item>
        <text:list-item>
          <text:p text:style-name="P83">The government should provide decent standard of living for unemployed</text:p>
        </text:list-item>
        <text:list-item>
          <text:p text:style-name="P83">The government should spend less on benefits for the poor</text:p>
        </text:list-item>
        <text:list-item>
          <text:p text:style-name="P83">People should take more care of themselves</text:p>
        </text:list-item>
        <text:list-item>
          <text:p text:style-name="P83">People like me cannot influence what the government does</text:p>
        </text:list-item>
        <text:list-item>
          <text:p text:style-name="P83">Business should have more influence on how things are developing in society</text:p>
        </text:list-item>
        <text:list-item>
          <text:p text:style-name="P83">Interesting job is more important than money</text:p>
        </text:list-item>
        <text:list-item>
          <text:p text:style-name="P83">Country can only develope if it has good institutions like just courts and honest police and so on</text:p>
        </text:list-item>
        <text:list-item>
          <text:p text:style-name="P83">A few strong leaders can do more for the country than all laws and demonstrations</text:p>
        </text:list-item>
        <text:list-item>
          <text:p text:style-name="P83">Poverty exists because profits go to the pockets of small group of people</text:p>
        </text:list-item>
      </text:list>
      <text:h text:style-name="Heading_20_2" text:outline-level="2">In your opinion, what is the main reason why there are some people in need in our country today?</text:h>
      <text:p text:style-name="First_20_paragraph"><text:span text:style-name="T303">Scale:</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Completely agree</text:p>
            </table:table-cell>
            <table:table-cell table:style-name="Table19.A1" office:value-type="string">
              <text:p text:style-name="Table_20_Heading">Agree</text:p>
            </table:table-cell>
            <table:table-cell table:style-name="Table19.A1" office:value-type="string">
              <text:p text:style-name="Table_20_Heading">Not agree nor disagree</text:p>
            </table:table-cell>
            <table:table-cell table:style-name="Table19.A1" office:value-type="string">
              <text:p text:style-name="Table_20_Heading">Disagree</text:p>
            </table:table-cell>
            <table:table-cell table:style-name="Table19.A1" office:value-type="string">
              <text:p text:style-name="Table_20_Heading">Completely disagree</text:p>
            </table:table-cell>
            <table:table-cell table:style-name="Table19.A1" office:value-type="string">
              <text:p text:style-name="Table_20_Heading">Not applicaple</text:p>
            </table:table-cell>
          </table:table-row>
        </table:table-header-rows>
        <table:table-row>
          <table:table-cell table:style-name="Table19.A1" office:value-type="string">
            <text:p text:style-name="Table_20_Contents">1</text:p>
          </table:table-cell>
          <table:table-cell table:style-name="Table19.A1" office:value-type="string">
            <text:p text:style-name="Table_20_Contents">2</text:p>
          </table:table-cell>
          <table:table-cell table:style-name="Table19.A1" office:value-type="string">
            <text:p text:style-name="Table_20_Contents">3</text:p>
          </table:table-cell>
          <table:table-cell table:style-name="Table19.A1" office:value-type="string">
            <text:p text:style-name="Table_20_Contents">4</text:p>
          </table:table-cell>
          <table:table-cell table:style-name="Table19.A1" office:value-type="string">
            <text:p text:style-name="Table_20_Contents">5</text:p>
          </table:table-cell>
          <table:table-cell table:style-name="Table19.A1" office:value-type="string">
            <text:p text:style-name="Table_20_Contents">9</text:p>
          </table:table-cell>
        </table:table-row>
      </table:table>
      <text:list text:style-name="L78">
        <text:list-item>
          <text:p text:style-name="P84">Because they have been unlucky</text:p>
        </text:list-item>
        <text:list-item>
          <text:p text:style-name="P84">Because of laziness and lack of willpower</text:p>
        </text:list-item>
        <text:list-item>
          <text:p text:style-name="P84">Because of injustice in our society</text:p>
        </text:list-item>
        <text:list-item>
          <text:p text:style-name="P84">It is an inevitable part of modern life</text:p>
        </text:list-item>
      </text:list>
      <text:h text:style-name="Heading_20_1" text:outline-level="1">Values and convictions</text:h>
      <text:h text:style-name="Heading_20_2" text:outline-level="2">Are you a believer?</text:h>
      <text:list text:style-name="L79">
        <text:list-item>
          <text:p text:style-name="P85">Yes</text:p>
        </text:list-item>
        <text:list-item>
          <text:p text:style-name="P85">No</text:p>
        </text:list-item>
      </text:list>
      <text:h text:style-name="Heading_20_2" text:outline-level="2">To which confession do you belong?</text:h>
      <text:list text:style-name="L80">
        <text:list-item>
          <text:p text:style-name="P86">Orthodox</text:p>
        </text:list-item>
        <text:list-item>
          <text:p text:style-name="P86">Islam</text:p>
        </text:list-item>
        <text:list-item>
          <text:p text:style-name="P86">Protestantism</text:p>
        </text:list-item>
        <text:list-item>
          <text:p text:style-name="P86">Catholism</text:p>
        </text:list-item>
        <text:list-item>
          <text:p text:style-name="P86">Baptism</text:p>
        </text:list-item>
        <text:list-item>
          <text:p text:style-name="P86">Jewish<text:line-break/></text:p>
        </text:list-item>
        <text:list-item>
          <text:p text:style-name="P86">Buddism<text:line-break/></text:p>
        </text:list-item>
        <text:list-item>
          <text:p text:style-name="P86">Krishanism</text:p>
        </text:list-item>
        <text:list-item>
          <text:p text:style-name="P86">I believe in God but do not identify as a specific religion<text:line-break/></text:p>
        </text:list-item>
        <text:list-item>
          <text:p text:style-name="P86">Other</text:p>
        </text:list-item>
        <text:list-item>
          <text:p text:style-name="P86">Don’t know</text:p>
        </text:list-item>
      </text:list>
      <text:h text:style-name="Heading_20_2" text:outline-level="2">Which group or groups do you feel like you belong to? (Valdai Groupin Identiteetti-kyselyn kysymys)</text:h>
      <text:list text:style-name="L81">
        <text:list-item>
          <text:p text:style-name="P87">Middle class</text:p>
        </text:list-item>
        <text:list-item>
          <text:p text:style-name="P87">Pensioners</text:p>
        </text:list-item>
        <text:list-item>
          <text:p text:style-name="P87">Russians</text:p>
        </text:list-item>
        <text:list-item>
          <text:p text:style-name="P87">Christians or Orthodox Christians</text:p>
        </text:list-item>
        <text:list-item>
          <text:p text:style-name="P87">Russian citizen</text:p>
        </text:list-item>
        <text:list-item>
          <text:p text:style-name="P87">Working people</text:p>
        </text:list-item>
        <text:list-item>
          <text:p text:style-name="P87">Intelligentsija</text:p>
        </text:list-item>
        <text:list-item>
          <text:p text:style-name="P87">Resident of big city</text:p>
        </text:list-item>
        <text:list-item>
          <text:p text:style-name="P87">Rural dveller</text:p>
        </text:list-item>
        <text:list-item>
          <text:p text:style-name="P87">Professional, specialists</text:p>
        </text:list-item>
        <text:list-item>
          <text:p text:style-name="P87">European</text:p>
        </text:list-item>
        <text:list-item>
          <text:p text:style-name="P87">Liberal</text:p>
        </text:list-item>
        <text:list-item>
          <text:p text:style-name="P87">Other</text:p>
        </text:list-item>
        <text:list-item>
          <text:p text:style-name="P87">Don’t know</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Table_20_Heading">Citizens</text:p>
            </table:table-cell>
            <table:table-cell table:style-name="Table20.A1" office:value-type="string">
              <text:p text:style-name="Table_20_Heading">Private companies</text:p>
            </table:table-cell>
            <table:table-cell table:style-name="Table20.A1" office:value-type="string">
              <text:p text:style-name="Table_20_Heading">Local authorities</text:p>
            </table:table-cell>
            <table:table-cell table:style-name="Table20.A1" office:value-type="string">
              <text:p text:style-name="Table_20_Heading">Regional authorities</text:p>
            </table:table-cell>
            <table:table-cell table:style-name="Table20.A1" office:value-type="string">
              <text:p text:style-name="Table_20_Heading">State, federal power</text:p>
            </table:table-cell>
            <table:table-cell table:style-name="Table20.A1" office:value-type="string">
              <text:p text:style-name="Table_20_Heading">NGO</text:p>
            </table:table-cell>
          </table:table-row>
        </table:table-header-rows>
        <table:table-row>
          <table:table-cell table:style-name="Table20.A1" office:value-type="string">
            <text:p text:style-name="Table_20_Contents">1</text:p>
          </table:table-cell>
          <table:table-cell table:style-name="Table20.A1" office:value-type="string">
            <text:p text:style-name="Table_20_Contents">2</text:p>
          </table:table-cell>
          <table:table-cell table:style-name="Table20.A1" office:value-type="string">
            <text:p text:style-name="Table_20_Contents">3</text:p>
          </table:table-cell>
          <table:table-cell table:style-name="Table20.A1" office:value-type="string">
            <text:p text:style-name="Table_20_Contents">4</text:p>
          </table:table-cell>
          <table:table-cell table:style-name="Table20.A1" office:value-type="string">
            <text:p text:style-name="Table_20_Contents">5</text:p>
          </table:table-cell>
          <table:table-cell table:style-name="Table20.A1" office:value-type="string">
            <text:p text:style-name="Table_20_Contents">6</text:p>
          </table:table-cell>
        </table:table-row>
      </table:table>
      <text:list text:style-name="L82">
        <text:list-item>
          <text:p text:style-name="P88">Taking care of children</text:p>
        </text:list-item>
        <text:list-item>
          <text:p text:style-name="P88">Taking care of the elderly</text:p>
        </text:list-item>
        <text:list-item>
          <text:p text:style-name="P88">Taking care of people with disabilities</text:p>
        </text:list-item>
        <text:list-item>
          <text:p text:style-name="P88">Taking care of orphans</text:p>
        </text:list-item>
        <text:list-item>
          <text:p text:style-name="P88">Communal services</text:p>
        </text:list-item>
        <text:list-item>
          <text:p text:style-name="P88">Leisure institutions</text:p>
        </text:list-item>
        <text:list-item>
          <text:p text:style-name="P88">Medical care</text:p>
        </text:list-item>
        <text:list-item>
          <text:p text:style-name="P88">Schools</text:p>
        </text:list-item>
        <text:list-item>
          <text:p text:style-name="P88">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304">Scale:</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office:value-type="string">
              <text:p text:style-name="Table_20_Heading">very important</text:p>
            </table:table-cell>
            <table:table-cell table:style-name="Table21.A1" office:value-type="string">
              <text:p text:style-name="Table_20_Heading">Important</text:p>
            </table:table-cell>
            <table:table-cell table:style-name="Table21.A1" office:value-type="string">
              <text:p text:style-name="Table_20_Heading">Not important nor unimportant</text:p>
            </table:table-cell>
            <table:table-cell table:style-name="Table21.A1" office:value-type="string">
              <text:p text:style-name="Table_20_Heading">unimportant</text:p>
            </table:table-cell>
            <table:table-cell table:style-name="Table21.A1" office:value-type="string">
              <text:p text:style-name="Table_20_Heading">Completely unimportant</text:p>
            </table:table-cell>
            <table:table-cell table:style-name="Table21.A1" office:value-type="string">
              <text:p text:style-name="Table_20_Heading">Hard to say</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cell table:style-name="Table21.A1" office:value-type="string">
            <text:p text:style-name="Table_20_Contents">3</text:p>
          </table:table-cell>
          <table:table-cell table:style-name="Table21.A1" office:value-type="string">
            <text:p text:style-name="Table_20_Contents">4</text:p>
          </table:table-cell>
          <table:table-cell table:style-name="Table21.A1" office:value-type="string">
            <text:p text:style-name="Table_20_Contents">5</text:p>
          </table:table-cell>
          <table:table-cell table:style-name="Table21.A1" office:value-type="string">
            <text:p text:style-name="Table_20_Contents">9</text:p>
          </table:table-cell>
        </table:table-row>
      </table:table>
      <text:list text:style-name="L83">
        <text:list-item>
          <text:p text:style-name="P89">Rich parents</text:p>
        </text:list-item>
        <text:list-item>
          <text:p text:style-name="P89">Relatives in managerial positions</text:p>
        </text:list-item>
        <text:list-item>
          <text:p text:style-name="P89">Good education</text:p>
        </text:list-item>
        <text:list-item>
          <text:p text:style-name="P89">Useful connections</text:p>
        </text:list-item>
        <text:list-item>
          <text:p text:style-name="P89">Hard work</text:p>
        </text:list-item>
        <text:list-item>
          <text:p text:style-name="P89">Persistence in achieving one’s goals</text:p>
        </text:list-item>
        <text:list-item>
          <text:p text:style-name="P89">Ability to take risks</text:p>
        </text:list-item>
        <text:list-item>
          <text:p text:style-name="P89">Ambition, ability to set lofty goals</text:p>
        </text:list-item>
        <text:list-item>
          <text:p text:style-name="P89">Gift of intellect</text:p>
        </text:list-item>
        <text:list-item>
          <text:p text:style-name="P89">Living in a capital</text:p>
        </text:list-item>
        <text:list-item>
          <text:p text:style-name="P89">Connections abroad</text:p>
        </text:list-item>
        <text:list-item>
          <text:p text:style-name="P89">Charm, communicative skills</text:p>
        </text:list-item>
        <text:list-item>
          <text:p text:style-name="P89">Correct political views</text:p>
        </text:list-item>
        <text:list-item>
          <text:p text:style-name="P89">Right ethnic background</text:p>
        </text:list-item>
        <text:list-item>
          <text:p text:style-name="P89">Honesty</text:p>
        </text:list-item>
        <text:list-item>
          <text:p text:style-name="P89">Law abidance</text:p>
        </text:list-item>
        <text:list-item>
          <text:p text:style-name="P89">Independence</text:p>
        </text:list-item>
        <text:list-item>
          <text:p text:style-name="P89">Luck</text:p>
        </text:list-item>
      </text:list>
      <text:h text:style-name="Heading_20_2" text:outline-level="2">Evaluate how important are these qualities for advancement in contemporary Russian society.</text:h>
      <text:p text:style-name="First_20_paragraph"><text:span text:style-name="T305">Scale:</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very important</text:p>
            </table:table-cell>
            <table:table-cell table:style-name="Table22.A1" office:value-type="string">
              <text:p text:style-name="Table_20_Heading">Important</text:p>
            </table:table-cell>
            <table:table-cell table:style-name="Table22.A1" office:value-type="string">
              <text:p text:style-name="Table_20_Heading">Not important nor unimportant</text:p>
            </table:table-cell>
            <table:table-cell table:style-name="Table22.A1" office:value-type="string">
              <text:p text:style-name="Table_20_Heading">unimportant</text:p>
            </table:table-cell>
            <table:table-cell table:style-name="Table22.A1" office:value-type="string">
              <text:p text:style-name="Table_20_Heading">Completely unimportant</text:p>
            </table:table-cell>
            <table:table-cell table:style-name="Table22.A1" office:value-type="string">
              <text:p text:style-name="Table_20_Heading">Hard to say</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cell table:style-name="Table22.A1" office:value-type="string">
            <text:p text:style-name="Table_20_Contents">4</text:p>
          </table:table-cell>
          <table:table-cell table:style-name="Table22.A1" office:value-type="string">
            <text:p text:style-name="Table_20_Contents">5</text:p>
          </table:table-cell>
          <table:table-cell table:style-name="Table22.A1" office:value-type="string">
            <text:p text:style-name="Table_20_Contents">9</text:p>
          </table:table-cell>
        </table:table-row>
      </table:table>
      <text:list text:style-name="L84">
        <text:list-item>
          <text:p text:style-name="P90">Rich parents</text:p>
        </text:list-item>
        <text:list-item>
          <text:p text:style-name="P90">Relatives in managerial positions</text:p>
        </text:list-item>
        <text:list-item>
          <text:p text:style-name="P90">Good education</text:p>
        </text:list-item>
        <text:list-item>
          <text:p text:style-name="P90">Useful connections</text:p>
        </text:list-item>
        <text:list-item>
          <text:p text:style-name="P90">Hard work</text:p>
        </text:list-item>
        <text:list-item>
          <text:p text:style-name="P90">Persistence in achieving one’s goals</text:p>
        </text:list-item>
        <text:list-item>
          <text:p text:style-name="P90">Ability to take risks</text:p>
        </text:list-item>
        <text:list-item>
          <text:p text:style-name="P90">Ambition, ability to set lofty goals</text:p>
        </text:list-item>
        <text:list-item>
          <text:p text:style-name="P90">Gift of intellect</text:p>
        </text:list-item>
        <text:list-item>
          <text:p text:style-name="P90">Living in a capital</text:p>
        </text:list-item>
        <text:list-item>
          <text:p text:style-name="P90">Connections abroad</text:p>
        </text:list-item>
        <text:list-item>
          <text:p text:style-name="P90">Charm, communicative skills</text:p>
        </text:list-item>
        <text:list-item>
          <text:p text:style-name="P90">Correct political views</text:p>
        </text:list-item>
        <text:list-item>
          <text:p text:style-name="P90">Right ethnic background</text:p>
        </text:list-item>
        <text:list-item>
          <text:p text:style-name="P90">Honesty</text:p>
        </text:list-item>
        <text:list-item>
          <text:p text:style-name="P90">Law abidance</text:p>
        </text:list-item>
        <text:list-item>
          <text:p text:style-name="P90">Independence</text:p>
        </text:list-item>
        <text:list-item>
          <text:p text:style-name="P90">Luck</text:p>
        </text:list-item>
      </text:list>
      <text:h text:style-name="Heading_20_2" text:outline-level="2">To which ethnicity do you refer yourself?</text:h>
      <text:list text:style-name="L85">
        <text:list-item>
          <text:p text:style-name="P91">Russian</text:p>
        </text:list-item>
        <text:list-item>
          <text:p text:style-name="P91">Ukrainian</text:p>
        </text:list-item>
        <text:list-item>
          <text:p text:style-name="P91">Tatar</text:p>
        </text:list-item>
        <text:list-item>
          <text:p text:style-name="P91">Chuvash</text:p>
        </text:list-item>
        <text:list-item>
          <text:p text:style-name="P91">Belorussian</text:p>
        </text:list-item>
        <text:list-item>
          <text:p text:style-name="P91">Jewish</text:p>
        </text:list-item>
        <text:list-item>
          <text:p text:style-name="P91">Other, specify which _______________________</text:p>
        </text:list-item>
        <text:list-item>
          <text:p text:style-name="P91">Hard to say</text:p>
        </text:list-item>
      </text:list>
      <text:h text:style-name="Heading_20_2" text:outline-level="2">How acute conflicts do you see between these dimensions?</text:h>
      <text:p text:style-name="First_20_paragraph"><text:span text:style-name="T306">Scale:</text:span> !!! TSEKAA SKAAALAA Ja SANOITU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very serious</text:p>
            </table:table-cell>
            <table:table-cell table:style-name="Table23.A1" office:value-type="string">
              <text:p text:style-name="Table_20_Heading">serious</text:p>
            </table:table-cell>
            <table:table-cell table:style-name="Table23.A1" office:value-type="string">
              <text:p text:style-name="Table_20_Heading">Not serious nor less serious</text:p>
            </table:table-cell>
            <table:table-cell table:style-name="Table23.A1" office:value-type="string">
              <text:p text:style-name="Table_20_Heading">less serious</text:p>
            </table:table-cell>
            <table:table-cell table:style-name="Table23.A1" office:value-type="string">
              <text:p text:style-name="Table_20_Heading">Completely less serious</text:p>
            </table:table-cell>
            <table:table-cell table:style-name="Table23.A1" office:value-type="string">
              <text:p text:style-name="Table_20_Heading">Hard to say</text:p>
            </table:table-cell>
          </table:table-row>
        </table:table-header-rows>
        <table:table-row>
          <table:table-cell table:style-name="Table23.A1" office:value-type="string">
            <text:p text:style-name="Table_20_Contents">1</text:p>
          </table:table-cell>
          <table:table-cell table:style-name="Table23.A1" office:value-type="string">
            <text:p text:style-name="Table_20_Contents">2</text:p>
          </table:table-cell>
          <table:table-cell table:style-name="Table23.A1" office:value-type="string">
            <text:p text:style-name="Table_20_Contents">3</text:p>
          </table:table-cell>
          <table:table-cell table:style-name="Table23.A1" office:value-type="string">
            <text:p text:style-name="Table_20_Contents">4</text:p>
          </table:table-cell>
          <table:table-cell table:style-name="Table23.A1" office:value-type="string">
            <text:p text:style-name="Table_20_Contents">5</text:p>
          </table:table-cell>
          <table:table-cell table:style-name="Table23.A1" office:value-type="string">
            <text:p text:style-name="Table_20_Contents">9</text:p>
          </table:table-cell>
        </table:table-row>
      </table:table>
      <text:list text:style-name="L86">
        <text:list-item>
          <text:p text:style-name="P92">Income</text:p>
        </text:list-item>
        <text:list-item>
          <text:p text:style-name="P92">Generation (Old-young)</text:p>
        </text:list-item>
        <text:list-item>
          <text:p text:style-name="P92">Culture (Tradition-modern)</text:p>
        </text:list-item>
        <text:list-item>
          <text:p text:style-name="P92">Social class (Workers-Bourgeoisie)</text:p>
        </text:list-item>
        <text:list-item>
          <text:p text:style-name="P92">Ethnicity (Russians-others)</text:p>
        </text:list-item>
        <text:list-item>
          <text:p text:style-name="P92">Religion (Orthodox-others)</text:p>
        </text:list-item>
        <text:list-item>
          <text:p text:style-name="P92">Place of residence (Cities-countryside)</text:p>
        </text:list-item>
        <text:list-item>
          <text:p text:style-name="P92">Ideology (Left-Right)</text:p>
        </text:list-item>
        <text:list-item>
          <text:p text:style-name="P92">Region (Moscow-Siberia)</text:p>
        </text:list-item>
      </text:list>
      <text:h text:style-name="Heading_20_2" text:outline-level="2">How proud you are of? (scale= 1-5 +9)</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table-cell table:style-name="Table24.A1" office:value-type="string">
              <text:p text:style-name="Table_20_Heading">very proud</text:p>
            </table:table-cell>
            <table:table-cell table:style-name="Table24.A1" office:value-type="string">
              <text:p text:style-name="Table_20_Heading">proud</text:p>
            </table:table-cell>
            <table:table-cell table:style-name="Table24.A1" office:value-type="string">
              <text:p text:style-name="Table_20_Heading">moderately proud</text:p>
            </table:table-cell>
            <table:table-cell table:style-name="Table24.A1" office:value-type="string">
              <text:p text:style-name="Table_20_Heading">somewhat proud</text:p>
            </table:table-cell>
            <table:table-cell table:style-name="Table24.A1" office:value-type="string">
              <text:p text:style-name="Table_20_Heading">Not proud</text:p>
            </table:table-cell>
            <table:table-cell table:style-name="Table24.A1" office:value-type="string">
              <text:p text:style-name="Table_20_Heading">Hard to say</text:p>
            </table:table-cell>
          </table:table-row>
        </table:table-header-rows>
        <table:table-row>
          <table:table-cell table:style-name="Table24.A1" office:value-type="string">
            <text:p text:style-name="Table_20_Contents">4</text:p>
          </table:table-cell>
          <table:table-cell table:style-name="Table24.A1" office:value-type="string">
            <text:p text:style-name="Table_20_Contents">3</text:p>
          </table:table-cell>
          <table:table-cell table:style-name="Table24.A1" office:value-type="string">
            <text:p text:style-name="Table_20_Contents">2</text:p>
          </table:table-cell>
          <table:table-cell table:style-name="Table24.A1" office:value-type="string">
            <text:p text:style-name="Table_20_Contents">1</text:p>
          </table:table-cell>
          <table:table-cell table:style-name="Table24.A1" office:value-type="string">
            <text:p text:style-name="Table_20_Contents">0</text:p>
          </table:table-cell>
          <table:table-cell table:style-name="Table24.A1" office:value-type="string">
            <text:p text:style-name="Table_20_Contents">9</text:p>
          </table:table-cell>
        </table:table-row>
      </table:table>
      <text:list text:style-name="L87">
        <text:list-item>
          <text:p text:style-name="P93">Current state of democracy in Russia</text:p>
        </text:list-item>
        <text:list-item>
          <text:p text:style-name="P93">Russia’ political influence in the world affairs</text:p>
        </text:list-item>
        <text:list-item>
          <text:p text:style-name="P93">Russia’s economic achievements</text:p>
        </text:list-item>
        <text:list-item>
          <text:p text:style-name="P93">Population’s social security</text:p>
        </text:list-item>
        <text:list-item>
          <text:p text:style-name="P93">Fairness and equal rights for all social groups in Russia</text:p>
        </text:list-item>
        <text:list-item>
          <text:p text:style-name="P93">Russia’s scientific and technical achievements</text:p>
        </text:list-item>
        <text:list-item>
          <text:p text:style-name="P93">Russia’s sports achievements</text:p>
        </text:list-item>
        <text:list-item>
          <text:p text:style-name="P93">Russia’s achievements in literature and art</text:p>
        </text:list-item>
        <text:list-item>
          <text:p text:style-name="P93">Russian war victories</text:p>
        </text:list-item>
        <text:list-item>
          <text:p text:style-name="P93">Russian history</text:p>
        </text:list-item>
        <text:list-item>
          <text:p text:style-name="P93">Russian territory</text:p>
        </text:list-item>
        <text:list-item>
          <text:p text:style-name="P93">Russian nature</text:p>
        </text:list-item>
      </text:list>
      <text:h text:style-name="Heading_20_2" text:outline-level="2">Which type of state you would like to see Russia?</text:h>
      <text:list text:style-name="L88">
        <text:list-item>
          <text:p text:style-name="P94">Socialist state like the USSR</text:p>
        </text:list-item>
        <text:list-item>
          <text:p text:style-name="P94">Country with developed welfare state like Finland or Sweden</text:p>
        </text:list-item>
        <text:list-item>
          <text:p text:style-name="P94">Country with liberal economy and developed democracy as Great Britain</text:p>
        </text:list-item>
        <text:list-item>
          <text:p text:style-name="P94">Country like China with rapic economic growth and strict control of society</text:p>
        </text:list-item>
        <text:list-item>
          <text:p text:style-name="P94">Difficult to answer</text:p>
        </text:list-item>
      </text:list>
      <text:h text:style-name="Heading_20_1" text:outline-level="1">Personal data</text:h>
      <text:h text:style-name="Heading_20_2" text:outline-level="2">What year were you born in?</text:h>
      <text:list text:style-name="L89">
        <text:list-item>
          <text:p text:style-name="P95">____ year</text:p>
        </text:list-item>
      </text:list>
      <text:h text:style-name="Heading_20_2" text:outline-level="2">How long have you been living here in this city, town, village?</text:h>
      <text:list text:style-name="L90">
        <text:list-item>
          <text:p text:style-name="P96">All my life</text:p>
        </text:list-item>
        <text:list-item>
          <text:p text:style-name="P96">More than 15 years</text:p>
        </text:list-item>
        <text:list-item>
          <text:p text:style-name="P96">About 10-15 years</text:p>
        </text:list-item>
        <text:list-item>
          <text:p text:style-name="P96">Less than 10 years</text:p>
        </text:list-item>
      </text:list>
      <text:h text:style-name="Heading_20_2" text:outline-level="2">Of what languages do you have a command? You can read with a dictionary, read easily, speak or write? Is this necessary question?</text:h>
      <text:p text:style-name="First_20_paragraph">Read with a dictionary Read easily Speak Write</text:p>
      <text:list text:style-name="L91">
        <text:list-item>
          <text:p text:style-name="P97">________________________________ 1 2 3 4</text:p>
        </text:list-item>
        <text:list-item>
          <text:p text:style-name="P97">________________________________ 1 2 3 4</text:p>
        </text:list-item>
        <text:list-item>
          <text:p text:style-name="P97">________________________________ 1 2 3 4</text:p>
        </text:list-item>
        <text:list-item>
          <text:p text:style-name="P97">________________________________ 1 2 3 4</text:p>
        </text:list-item>
      </text:list>
      <text:h text:style-name="Heading_20_2" text:outline-level="2">Respondent’s sex</text:h>
      <text:list text:style-name="L92">
        <text:list-item>
          <text:p text:style-name="P98">Male 1</text:p>
        </text:list-item>
        <text:list-item>
          <text:p text:style-name="P98">Female 2</text:p>
        </text:list-item>
      </text:list>
      <text:h text:style-name="Heading_20_2" text:outline-level="2">Type of settlement where interview was held</text:h>
      <text:list text:style-name="L93">
        <text:list-item>
          <text:p text:style-name="P99">Moscow 1</text:p>
        </text:list-item>
        <text:list-item>
          <text:p text:style-name="P99">S.Petersburg 2</text:p>
        </text:list-item>
        <text:list-item>
          <text:p text:style-name="P99">City with the population of one million or more 3</text:p>
        </text:list-item>
        <text:list-item>
          <text:p text:style-name="P99">City with the population from 500 o 999 thousand 4</text:p>
        </text:list-item>
        <text:list-item>
          <text:p text:style-name="P99">City with the population from 100 to 499 thousand 5</text:p>
        </text:list-item>
        <text:list-item>
          <text:p text:style-name="P99">Town with the population from 50 to 99 thousand 6</text:p>
        </text:list-item>
        <text:list-item>
          <text:p text:style-name="P99">Town with the population from 10 to 49 thousand 7</text:p>
        </text:list-item>
        <text:list-item>
          <text:p text:style-name="P99">Small urban type settlement 8</text:p>
        </text:list-item>
        <text:list-item>
          <text:p text:style-name="P99">Big village, no fewer than 100 families 9</text:p>
        </text:list-item>
        <text:list-item>
          <text:p text:style-name="P99">Small village, less than 100 families 10</text:p>
        </text:list-item>
      </text:list>
      <text:h text:style-name="Heading_20_2" text:outline-level="2">Distance, magnitude of periphery??</text:h>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